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imSun3" svg:font-family="SimSu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SimSun2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5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3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994cm" fo:margin-left="0cm" fo:margin-top="0.101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1.923cm"/>
    </style:style>
    <style:style style:name="Table1.B" style:family="table-column">
      <style:table-column-properties style:column-width="2.281cm"/>
    </style:style>
    <style:style style:name="Table1.C" style:family="table-column">
      <style:table-column-properties style:column-width="1.565cm"/>
    </style:style>
    <style:style style:name="Table1.D" style:family="table-column">
      <style:table-column-properties style:column-width="4.226cm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a9ce7b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5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6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6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6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B7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7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7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313a6ba"/>
    </style:style>
    <style:style style:name="P103" style:family="paragraph" style:parent-style-name="_5f_Paragraphe_5f_Correction">
      <style:paragraph-properties fo:text-align="center" style:justify-single-word="false"/>
    </style:style>
    <style:style style:name="P104" style:family="paragraph" style:parent-style-name="Standard" style:list-style-name="_5f_Numérotation_20_des_20_exercices">
      <style:text-properties officeooo:paragraph-rsid="0313a6ba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paragraph-properties fo:text-align="start" style:justify-single-word="false"/>
    </style:style>
    <style:style style:name="P109" style:family="paragraph" style:parent-style-name="_5f_Footer_20_page_20_paire_20__28_G_29_"/>
    <style:style style:name="P110" style:family="paragraph" style:parent-style-name="_5f_Footer_20_page_20_paire_20__28_G_29_">
      <style:text-properties fo:font-size="9pt" style:font-size-asian="9pt" style:font-size-complex="9pt"/>
    </style:style>
    <style:style style:name="P111" style:family="paragraph" style:parent-style-name="_5f_Paragraphe_5f_Réponse_5f_Elève" style:list-style-name="_5f_Numérotation_20_des_20_exercices"/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remier_5f_Titre_5f_Exercices_5f_avec_5f_Num_5f_Exo_5f_sans_5f_Titre" style:list-style-name="_5f_Numérotation_20_des_20_exercices" style:master-page-name="_31__5f_2_5f_SERIE_5f_G_5f_GAUCHE_5f_ET_5f_DROITE_5f_2COL">
      <style:paragraph-properties style:page-number="auto"/>
    </style:style>
    <style:style style:name="P115" style:family="paragraph" style:parent-style-name="_5f_Titre_5f_Exercices_5f_sans_5f_Titre" style:list-style-name="_5f_Numérotation_20_des_20_exercices"/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8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text-align="center"/>
    </style:style>
    <style:style style:name="P127" style:family="paragraph">
      <loext:graphic-properties draw:fill="solid" draw:fill-color="#d7e12c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30" style:family="paragraph">
      <loext:graphic-properties draw:fill="solid" draw:fill-color="#7fb241"/>
    </style:style>
    <style:style style:name="P131" style:family="paragraph">
      <loext:graphic-properties draw:fill="solid" draw:fill-color="#1ca2b8"/>
    </style:style>
    <style:style style:name="P132" style:family="paragraph">
      <style:paragraph-properties fo:margin-left="0cm" fo:margin-right="0cm" fo:margin-top="0cm" fo:margin-bottom="0cm" fo:line-height="100%" fo:text-indent="0cm" style:writing-mode="lr-tb"/>
    </style:style>
    <style:style style:name="P13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ff6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margin-left="0cm" fo:margin-right="0cm" fo:margin-top="0cm" fo:margin-bottom="0cm" fo:line-height="100%" fo:text-indent="0cm"/>
    </style:style>
    <style:style style:name="P14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5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7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3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8" style:family="paragraph">
      <loext:graphic-properties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9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0" style:family="paragraph">
      <loext:graphic-properties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1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language="fr" fo:country="FR" style:language-asian="zh" style:country-asian="CN" style:language-complex="hi" style:country-complex="IN"/>
    </style:style>
    <style:style style:name="T184" style:family="text">
      <style:text-properties officeooo:rsid="03139e5e"/>
    </style:style>
    <style:style style:name="T185" style:family="text"/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ymbo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OpenSymbol1" style:font-size-asian="12pt" style:language-asian="zxx" style:country-asian="none" style:font-style-asian="normal" style:font-weight-asian="normal" style:font-name-complex="OpenSymbo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.011cm" fo:margin-right="0.011cm" fo:margin-top="0cm" fo:margin-bottom="0cm" style:vertical-pos="from-top" style:horizontal-pos="from-left" style:horizontal-rel="paragraph-content" fo:background-color="#ffff00" draw:fill="solid" draw:fill-color="#ffff00" draw:ole-draw-aspect="1"/>
    </style:style>
    <style:style style:name="fr6" style:family="graphic" style:parent-style-name="Formula">
      <style:graphic-properties fo:margin-left="0.011cm" fo:margin-right="0.011cm" fo:margin-top="0cm" fo:margin-bottom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011cm" fo:margin-right="0.011cm" fo:margin-top="0cm" fo:margin-bottom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/>
    </style:style>
    <style:style style:name="gr5" style:family="graphic">
      <style:graphic-properties draw:stroke="none" draw:stroke-dash="Dashed_20__28_var_29__20_55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auto-grow-height="true" draw:auto-grow-width="true" draw:fit-to-size="false" style:shrink-to-fit="false" draw:fit-to-contour="false" fo:max-height="0cm" fo:max-width="0cm" fo:min-height="0.556cm" fo:min-width="0.2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" style:family="graphic">
      <style:graphic-properties draw:stroke="none" draw:stroke-dash="Dashed_20__28_var_29__20_55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56cm" fo:min-width="0.30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" style:family="graphic">
      <style:graphic-properties draw:stroke="none" draw:stroke-dash="Dashed_20__28_var_29__20_55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56cm" fo:min-width="0.33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" style:family="graphic">
      <style:graphic-properties draw:stroke="none" draw:stroke-dash="Dashed_20__28_var_29__20_55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56cm" fo:min-width="0.41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solid" draw:stroke-dash="Dashed_20__28_var_29__20_55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55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55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55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55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svg:stroke-width="0.071cm" svg:stroke-color="#3465a4" draw:marker-start="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61cm" fo:padding-bottom="0.161cm" fo:padding-left="0.282cm" fo:padding-right="0.282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71cm" svg:stroke-color="#3465a4" draw:marker-start="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61cm" fo:padding-bottom="0.161cm" fo:padding-left="0.282cm" fo:padding-right="0.282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71cm" svg:stroke-color="#3465a4" draw:marker-start="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61cm" fo:padding-bottom="0.161cm" fo:padding-left="0.282cm" fo:padding-right="0.282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71cm" svg:stroke-color="#3465a4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71cm" svg:stroke-color="#3465a4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71cm" svg:stroke-color="#3465a4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71cm" svg:stroke-color="#3465a4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71cm" svg:stroke-color="#3465a4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71cm" svg:stroke-color="#3465a4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71cm" svg:stroke-color="#706e0c" draw:marker-start="" draw:marker-start-width="0.31cm" draw:marker-start-center="false" draw:marker-end="" draw:marker-end-width="0.31cm" draw:marker-end-center="false" draw:fill="solid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71cm" svg:stroke-color="#706e0c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71cm" svg:stroke-color="#706e0c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71cm" svg:stroke-color="#706e0c" draw:marker-start="" draw:marker-start-width="0.31cm" draw:marker-start-center="false" draw:marker-end="" draw:marker-end-width="0.31cm" draw:marker-end-center="false" draw:fill="solid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draw:stroke-dash="Dashed_20__28_var_29__20_6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672cm" fo:min-width="0.45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4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7cm" fo:min-width="0.31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6cm" fo:min-width="0.3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6cm" fo:min-width="0.46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6cm" fo:min-width="0.35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none" draw:stroke-dash="Dashed_20__28_var_29__20_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796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solid" svg:stroke-width="0.071cm" svg:stroke-color="#00a933" draw:marker-start="" draw:marker-start-width="0.31cm" draw:marker-start-center="false" draw:marker-end="" draw:marker-end-width="0.31cm" draw:marker-end-center="false" draw:fill="solid" draw:fill-color="#00a933" draw:textarea-horizontal-align="justify" draw:textarea-vertical-align="middle" fo:padding-top="0.161cm" fo:padding-bottom="0.161cm" fo:padding-left="0.284cm" fo:padding-right="0.284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71cm" svg:stroke-color="#3465a4" draw:marker-start="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61cm" fo:padding-bottom="0.161cm" fo:padding-left="0.284cm" fo:padding-right="0.284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71cm" svg:stroke-color="#ff0000" draw:marker-start="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61cm" fo:padding-bottom="0.161cm" fo:padding-left="0.284cm" fo:padding-right="0.284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71cm" svg:stroke-color="#000000" draw:marker-start="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61cm" fo:padding-bottom="0.161cm" fo:padding-left="0.284cm" fo:padding-right="0.284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19cm" svg:stroke-color="#75ab24" draw:marker-start="" draw:marker-start-width="0.229cm" draw:marker-start-center="false" draw:marker-end="" draw:marker-end-width="0.229cm" draw:marker-end-center="false" draw:fill="solid" draw:fill-color="#a9ce7b" draw:textarea-horizontal-align="justify" draw:textarea-vertical-align="middle" draw:auto-grow-height="false" fo:min-height="1.228cm" fo:min-width="0.984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19cm" svg:stroke-color="#0182c5" draw:marker-start="" draw:marker-start-width="0.229cm" draw:marker-start-center="false" draw:marker-end="" draw:marker-end-width="0.229cm" draw:marker-end-center="false" draw:fill="solid" draw:fill-color="#1ca2b8" draw:textarea-horizontal-align="justify" draw:textarea-vertical-align="middle" draw:auto-grow-height="false" fo:min-height="1.229cm" fo:min-width="0.982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19cm" svg:stroke-color="#912323" draw:marker-start="" draw:marker-start-width="0.229cm" draw:marker-start-center="false" draw:marker-end="" draw:marker-end-width="0.229cm" draw:marker-end-center="false" draw:fill="solid" draw:fill-color="#ff660d" draw:textarea-horizontal-align="justify" draw:textarea-vertical-align="middle" draw:auto-grow-height="false" fo:min-height="1.229cm" fo:min-width="0.982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_20_786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_20_786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_20_786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_20_786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_20_786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none" draw:stroke-dash="Dash_20_787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0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draw:stroke-dash="Dash_20_787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19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draw:stroke-dash="Dash_20_787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draw:stroke-dash="Dash_20_787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draw:stroke-dash="Dash_20_787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draw:stroke-dash="Dash_20_78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Dash_20_787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6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color="#000000" draw:fill="none" draw:fill-color="#ffffff" fo:min-height="0.70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svg:stroke-width="0.041cm" svg:stroke-color="#d3802c" draw:marker-start="" draw:marker-start-width="0.062cm" draw:marker-start-center="false" draw:marker-end="" draw:marker-end-width="0.062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71" style:family="graphic">
      <style:graphic-properties draw:stroke="none" draw:stroke-dash="Dashed_20__28_var_29__20_5678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5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2" style:family="graphic">
      <style:graphic-properties draw:stroke="none" draw:stroke-dash="Dashed_20__28_var_29__20_567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6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3" style:family="graphic">
      <style:graphic-properties draw:stroke="none" draw:stroke-dash="Dashed_20__28_var_29__20_568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8cm" fo:min-width="0.3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4" style:family="graphic">
      <style:graphic-properties draw:stroke="none" draw:stroke-dash="Dashed_20__28_var_29__20_568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2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5" style:family="graphic">
      <style:graphic-properties draw:stroke="none" draw:stroke-dash="Dashed_20__28_var_29__20_5682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6" style:family="graphic">
      <style:graphic-properties draw:stroke="none" draw:stroke-dash="Dashed_20__28_var_29__20_5683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7" style:family="graphic">
      <style:graphic-properties draw:stroke="none" draw:stroke-dash="Dashed_20__28_var_29__20_5684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none" draw:stroke-dash="Dashed_20__28_var_29__20_5685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9" style:family="graphic">
      <style:graphic-properties draw:stroke="none" draw:stroke-dash="Dashed_20__28_var_29__20_5686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7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0" style:family="graphic">
      <style:graphic-properties draw:stroke="none" draw:stroke-dash="Dashed_20__28_var_29__20_5687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none" draw:stroke-dash="Dashed_20__28_var_29__20_5688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2" style:family="graphic">
      <style:graphic-properties draw:stroke="none" draw:stroke-dash="Dashed_20__28_var_29__20_5689" svg:stroke-width="0.041cm" svg:stroke-color="#d3802c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17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none" draw:stroke-dash="Dashed_20__28_var_29__20_569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4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621cm" fo:min-width="0.374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5691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24cm" fo:min-width="0.376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5692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5693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349cm" fo:min-width="0.104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5694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5695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353cm" fo:min-width="0.108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5696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5697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26cm" fo:min-width="0.377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5698" svg:stroke-width="0.041cm" svg:stroke-color="#000000" draw:marker-start="" draw:marker-start-width="0.062cm" draw:marker-start-center="false" draw:marker-end="" draw:marker-end-width="0.06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87cm" fo:min-width="0.542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792cm" fo:min-width="0.53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19cm" svg:stroke-color="#000000" draw:marker-start="" draw:marker-start-width="0.032cm" draw:marker-start-center="false" draw:marker-end="" draw:marker-end-width="0.032cm" draw:marker-end-center="false" draw:fill="solid" draw:fill-color="#99ccff" draw:textarea-horizontal-align="justify" draw:textarea-vertical-align="middle" draw:auto-grow-height="false" fo:min-height="0.623cm" fo:min-width="0.36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792cm" fo:min-width="0.53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justify" draw:textarea-vertical-align="middle" draw:auto-grow-height="false" fo:min-height="0.619cm" fo:min-width="0.36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8" style:family="graphic">
      <style:graphic-properties draw:stroke="none" draw:stroke-dash="Dashed_20__28_var_29__20_5699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3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9" style:family="graphic">
      <style:graphic-properties draw:stroke="none" draw:stroke-dash="Dashed_20__28_var_29__20_5700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96cm" fo:min-width="0.35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0" style:family="graphic">
      <style:graphic-properties draw:stroke="none" draw:stroke-dash="Dashed_20__28_var_29__20_5701" svg:stroke-width="0.041cm" svg:stroke-color="#ff660d" draw:marker-start="" draw:marker-start-width="0.062cm" draw:marker-start-center="false" draw:marker-end="" draw:marker-end-width="0.06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706cm" fo:min-width="0.4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1" style:family="graphic">
      <style:graphic-properties draw:stroke="none" draw:stroke-dash="Dashed_20__28_var_29__20_68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stroke="solid" draw:stroke-dash="Dashed_20__28_var_29__20_6812" svg:stroke-width="0.019cm" svg:stroke-color="#7fb241" draw:marker-start="" draw:marker-start-width="0.33cm" draw:marker-start-center="false" draw:marker-end="" draw:marker-end-width="0.33cm" draw:marker-end-center="false" svg:stroke-opacity="100%" draw:stroke-linejoin="round" draw:fill="solid" draw:fill-color="#a9ce7b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none" draw:stroke-dash="Dashed_20__28_var_29__20_68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5" style:family="graphic">
      <style:graphic-properties draw:stroke="solid" draw:stroke-dash="Dashed_20__28_var_29__20_68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68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6816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68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68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6819" svg:stroke-width="0.041cm" svg:stroke-color="#7fb241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none" draw:stroke-dash="Dashed_20__28_var_29__20_68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2" style:family="graphic">
      <style:graphic-properties draw:stroke="none" draw:stroke-dash="Dashed_20__28_var_29__20_68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3" style:family="graphic">
      <style:graphic-properties draw:stroke="none" draw:stroke-dash="Dashed_20__28_var_29__20_68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4" style:family="graphic">
      <style:graphic-properties draw:stroke="none" draw:stroke-dash="Dashed_20__28_var_29__20_68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87cm" fo:min-width="0.34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5" style:family="graphic">
      <style:graphic-properties draw:stroke="none" draw:stroke-dash="Dashed_20__28_var_29__20_68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6" style:family="graphic">
      <style:graphic-properties draw:stroke="none" draw:stroke-dash="Dashed_20__28_var_29__20_68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7" style:family="graphic">
      <style:graphic-properties draw:stroke="none" draw:stroke-dash="Dashed_20__28_var_29__20_68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8" style:family="graphic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9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68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6830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6831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ed_20__28_var_29__20_6832" svg:stroke-width="0.019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add9e0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683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solid" draw:stroke-dash="Dashed_20__28_var_29__20_683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solid" draw:stroke-dash="Dashed_20__28_var_29__20_6835" svg:stroke-width="0.041cm" svg:stroke-color="#1ca2b8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solid" draw:stroke-dash="Dashed_20__28_var_29__20_683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solid" draw:stroke-dash="Dashed_20__28_var_29__20_683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solid" svg:stroke-width="0.019cm" svg:stroke-color="#1ca2b8" draw:marker-start="" draw:marker-start-width="0.192cm" draw:marker-start-center="false" draw:marker-end="" draw:marker-end-width="0.192cm" draw:marker-end-center="false" draw:fill="solid" draw:fill-color="#add9e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0" style:family="graphic">
      <style:graphic-properties draw:stroke="none" draw:stroke-dash="Dashed_20__28_var_29__20_683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1" style:family="graphic">
      <style:graphic-properties draw:stroke="none" draw:stroke-dash="Dashed_20__28_var_29__20_683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2" style:family="graphic">
      <style:graphic-properties draw:stroke="none" draw:stroke-dash="Dashed_20__28_var_29__20_68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20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3" style:family="graphic">
      <style:graphic-properties draw:stroke="none" draw:stroke-dash="Dashed_20__28_var_29__20_68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3cm" fo:min-width="0.3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4" style:family="graphic">
      <style:graphic-properties draw:stroke="none" draw:stroke-dash="Dashed_20__28_var_29__20_684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4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5" style:family="graphic">
      <style:graphic-properties draw:stroke="solid" draw:stroke-dash="Dashed_20__28_var_29__20_6845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6846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ed_20__28_var_29__20_6847" svg:stroke-width="0.041cm" svg:stroke-color="#d3802c" draw:marker-start="" draw:marker-start-width="0.392cm" draw:marker-start-center="false" draw:marker-end="" draw:marker-end-width="0.392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6848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6849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6850" svg:stroke-width="0.019cm" svg:stroke-color="#d3802c" draw:marker-start="" draw:marker-start-width="0.33cm" draw:marker-start-center="false" draw:marker-end="" draw:marker-end-width="0.33cm" draw:marker-end-center="false" svg:stroke-opacity="100%" draw:stroke-linejoin="round" draw:fill="solid" draw:fill-color="#daa772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none" draw:stroke-dash="Dashed_20__28_var_29__20_684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87cm" fo:min-width="0.36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2" style:family="graphic">
      <style:graphic-properties draw:stroke="none" draw:stroke-dash="Dashed_20__28_var_29__20_68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3" style:family="graphic">
      <style:graphic-properties draw:stroke="none" draw:stroke-dash="Dashed_20__28_var_29__20_68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5cm" fo:min-width="0.38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46" draw:name="Shape2_5" draw:style-name="gr38" draw:text-style-name="P129" svg:width="3.857cm" svg:height="0.803cm" draw:transform="rotate (0.0872664625997165) translate (0.575027777777778cm 1.37054166666667cm)">
        <draw:text-box>
          <text:p text:style-name="P126"><text:span text:style-name="T187">S</text:span><text:span text:style-name="T187">é</text:span><text:span text:style-name="T187">r</text:span><text:span text:style-name="T187">i</text:span><text:span text:style-name="T187">e</text:span><text:span text:style-name="T187"> </text:span><text:span text:style-name="T187">2</text:span></text:p>
        </draw:text-box>
      </draw:frame>
      <draw:path text:anchor-type="page" text:anchor-page-number="2" draw:z-index="45" draw:name="Shape1_12" draw:style-name="gr39" draw:text-style-name="P131" svg:width="4.199cm" svg:height="2.24cm" svg:x="0cm" svg:y="0.001cm" svg:viewBox="0 0 4200 2241" svg:d="M0 2241l3864-288c203-15 352-168 335-342l-165-1611h-4034z">
        <text:p/>
      </draw:path>
      <draw:frame text:anchor-type="page" text:anchor-page-number="1" draw:z-index="44" draw:name="Shape2_1" draw:style-name="gr38" draw:text-style-name="P129" svg:width="3.857cm" svg:height="0.803cm" draw:transform="rotate (0.0872664625997165) translate (0.575027777777778cm 1.37054166666667cm)">
        <draw:text-box>
          <text:p text:style-name="P126"><text:span text:style-name="T187">S</text:span><text:span text:style-name="T187">é</text:span><text:span text:style-name="T187">r</text:span><text:span text:style-name="T187">i</text:span><text:span text:style-name="T187">e</text:span><text:span text:style-name="T187"> </text:span><text:span text:style-name="T187">2</text:span></text:p>
        </draw:text-box>
      </draw:frame>
      <draw:path text:anchor-type="page" text:anchor-page-number="1" draw:z-index="43" draw:name="Shape1_11" draw:style-name="gr39" draw:text-style-name="P131" svg:width="4.199cm" svg:height="2.24cm" svg:x="0cm" svg:y="0.001cm" svg:viewBox="0 0 4200 2241" svg:d="M0 2241l3864-288c203-15 352-168 335-342l-165-1611h-4034z">
        <text:p/>
      </draw:path>
      <draw:frame text:anchor-type="page" text:anchor-page-number="2" draw:z-index="40" draw:name="Shape2_4" draw:style-name="gr68" draw:text-style-name="P129" svg:width="3.857cm" svg:height="0.703cm" draw:transform="rotate (0.0872664625997165) translate (0.47625cm 1.34055555555556cm)">
        <draw:text-box>
          <text:p text:style-name="P126"><text:span text:style-name="T187">S</text:span><text:span text:style-name="T187">é</text:span><text:span text:style-name="T187">r</text:span><text:span text:style-name="T187">i</text:span><text:span text:style-name="T187">e</text:span><text:span text:style-name="T187"> </text:span><text:span text:style-name="T187">2</text:span></text:p>
        </draw:text-box>
      </draw:frame>
      <text:list xml:id="list1423732775" text:style-name="_5f_Numérotation_20_des_20_exercices">
        <text:list-item>
          <text:h text:style-name="P114" text:outline-level="1"><draw:g text:anchor-type="paragraph" draw:z-index="42" draw:name="Forme1" draw:style-name="gr40"><draw:g draw:name="Shape7_1" draw:style-name="gr4"><draw:frame draw:style-name="gr41" draw:text-style-name="P133" svg:width="0.459cm" svg:height="0.673cm" svg:x="5.748cm" svg:y="1.727cm"><draw:text-box><text:p text:style-name="P132"><text:span text:style-name="T188">O</text:span></text:p></draw:text-box></draw:frame><draw:frame draw:style-name="gr42" draw:text-style-name="P134" svg:width="0.309cm" svg:height="0.795cm" svg:x="3.884cm" svg:y="0.995cm"><draw:text-box><text:p text:style-name="P132"><text:span text:style-name="T189">t</text:span></text:p></draw:text-box></draw:frame><draw:line draw:style-name="gr43" draw:text-style-name="P135" svg:x1="4.771cm" svg:y1="3.844cm" svg:x2="8.451cm" svg:y2="0.501cm"><text:p/></draw:line><draw:line draw:style-name="gr43" draw:text-style-name="P135" svg:x1="6.304cm" svg:y1="3.983cm" svg:x2="6.304cm" svg:y2="0.303cm"><text:p/></draw:line><draw:line draw:style-name="gr43" draw:text-style-name="P135" svg:x1="8.761cm" svg:y1="3.098cm" svg:x2="3.853cm" svg:y2="1.79cm"><text:p/></draw:line><draw:frame draw:style-name="gr44" draw:text-style-name="P134" svg:width="0.315cm" svg:height="0.798cm" svg:x="6.482cm" svg:y="0.019cm"><draw:text-box><text:p text:style-name="P132"><text:span text:style-name="T189">x</text:span></text:p></draw:text-box></draw:frame><draw:frame draw:style-name="gr45" draw:text-style-name="P134" svg:width="0.313cm" svg:height="0.796cm" svg:x="8.041cm" svg:y="-0.002cm"><draw:text-box><text:p text:style-name="P132"><text:span text:style-name="T189">y</text:span></text:p></draw:text-box></draw:frame><draw:frame draw:style-name="gr46" draw:text-style-name="P134" svg:width="0.468cm" svg:height="0.796cm" svg:x="8.45cm" svg:y="2.303cm"><draw:text-box><text:p text:style-name="P132"><text:span text:style-name="T189">w</text:span></text:p></draw:text-box></draw:frame><draw:frame draw:style-name="gr47" draw:text-style-name="P134" svg:width="0.354cm" svg:height="0.796cm" svg:x="5.819cm" svg:y="3.393cm"><draw:text-box><text:p text:style-name="P132"><text:span text:style-name="T189">u</text:span></text:p></draw:text-box></draw:frame><draw:frame draw:style-name="gr48" draw:text-style-name="P134" svg:width="0.309cm" svg:height="0.796cm" svg:x="4.464cm" svg:y="3.097cm"><draw:text-box><text:p text:style-name="P132"><text:span text:style-name="T189">z</text:span></text:p></draw:text-box></draw:frame></draw:g><draw:ellipse draw:style-name="gr49" draw:text-style-name="P136" svg:width="0.752cm" svg:height="0.75cm" svg:x="5.626cm" svg:y="1.727cm" draw:kind="arc" draw:start-angle="33.58" draw:end-angle="207.02"><text:p/></draw:ellipse><draw:ellipse draw:style-name="gr50" draw:text-style-name="P120" svg:width="0.75cm" svg:height="0.752cm" svg:x="5.877cm" svg:y="1.976cm" draw:kind="arc" draw:start-angle="275.64" draw:end-angle="29.8"><text:p/></draw:ellipse><draw:ellipse draw:style-name="gr51" draw:text-style-name="P120" svg:width="0.75cm" svg:height="0.502cm" svg:x="5.877cm" svg:y="2.226cm" draw:kind="arc" draw:start-angle="79.25" draw:end-angle="239.43"><text:p/></draw:ellipse><draw:ellipse draw:style-name="gr52" draw:text-style-name="P120" svg:width="0.75cm" svg:height="0.752cm" svg:x="6.128cm" svg:y="1.975cm" draw:kind="arc" draw:start-angle="320.17" draw:end-angle="122.25"><text:p/></draw:ellipse></draw:g><text:span text:style-name="_5f_Caractères">Sur cette figure, marque :</text:span></text:h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3183108255" text:style-name="_5f_Numérotation_20_des_20_exercices">
        <text:list-item>
          <text:list>
            <text:list-item text:start-value="1">
              <text:p text:style-name="P113"><text:span text:style-name="_5f_Caractères">en vert, l’angle </text:span><text:span text:style-name="_5f_Caractères"><draw:frame draw:style-name="fr9" draw:name="Object8" text:anchor-type="as-char" svg:y="-0.381cm" svg:width="0.707cm" svg:height="0.466cm" draw:z-index="36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.</text:span></text:p>
            </text:list-item>
            <text:list-item>
              <text:p text:style-name="P113"><text:span text:style-name="_5f_Caractères">en bleu, l’angle</text:span><text:span text:style-name="_5f_pointillés_20_gris"><draw:frame draw:style-name="fr9" draw:name="Object9" text:anchor-type="as-char" svg:y="-0.381cm" svg:width="0.796cm" svg:height="0.466cm" draw:z-index="36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.</text:span></text:p>
            </text:list-item>
            <text:list-item>
              <text:p text:style-name="P113"><text:span text:style-name="_5f_Caractères">en rouge, l’angle</text:span><text:span text:style-name="_5f_pointillés_20_gris"><draw:frame draw:style-name="fr9" draw:name="Object10" text:anchor-type="as-char" svg:y="-0.381cm" svg:width="0.771cm" svg:height="0.466cm" draw:z-index="36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.</text:span></text:p>
            </text:list-item>
            <text:list-item>
              <text:p text:style-name="P113"><text:span text:style-name="_5f_Caractères">en noir, l’angle</text:span><text:span text:style-name="_5f_pointillés_20_gris"><draw:frame draw:style-name="fr9" draw:name="Object11" text:anchor-type="as-char" svg:y="-0.381cm" svg:width="0.857cm" svg:height="0.466cm" draw:z-index="36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.</text:span></text:p>
            </text:list-item>
          </text:list>
        </text:list-item>
      </text:list>
      <text:list xml:id="list173438905723652" text:continue-list="list1423732775" text:style-name="_5f_Numérotation_20_des_20_exercices">
        <text:list-item>
          <text:h text:style-name="P115" text:outline-level="1"><text:span text:style-name="_5f_Caractères">Utilise les figures pour compléter le tableau.</text:span></text:h>
        </text:list-item>
      </text:list>
      <text:h text:style-name="_5f_Paragraphe" text:outline-level="1"><draw:frame text:anchor-type="char" draw:z-index="36" draw:name="Shape26" draw:style-name="gr101" draw:text-style-name="P147" svg:width="0.382cm" svg:height="0.451cm" svg:x="2.51cm" svg:y="1.109cm"><draw:text-box><text:p text:style-name="P146"><text:span text:style-name="T191">➊</text:span></text:p></draw:text-box></draw:frame><draw:g text:anchor-type="char" draw:z-index="35" draw:name="DrawObject1" draw:style-name="gr102"><draw:g draw:style-name="gr4"><draw:g draw:style-name="gr4"><draw:ellipse draw:style-name="gr103" draw:text-style-name="P148" svg:width="0.68cm" svg:height="0.816cm" draw:transform="skewX (-0.0020943951023932) rotate (0.394968009726317) translate (1.37406944444444cm 1.53811111111111cm)" draw:kind="section" draw:start-angle="-6" draw:end-angle="23.43"><text:p/></draw:ellipse><draw:frame draw:style-name="gr104" draw:text-style-name="P118" svg:width="0.246cm" svg:height="0.414cm" svg:x="1.58cm" svg:y="1.637cm"><draw:text-box><text:p text:style-name="P146"><text:span text:style-name="T186">A</text:span></text:p></draw:text-box></draw:frame><draw:g draw:style-name="gr4"><draw:line draw:style-name="gr105" draw:text-style-name="P149" svg:x1="2.756cm" svg:y1="0.554cm" svg:x2="2.912cm" svg:y2="0.633cm"><text:p/></draw:line><draw:line draw:style-name="gr106" draw:text-style-name="P149" svg:x1="2.806cm" svg:y1="0.675cm" svg:x2="2.859cm" svg:y2="0.509cm"><text:p/></draw:line></draw:g><draw:line draw:style-name="gr107" draw:text-style-name="P149" svg:x1="3.204cm" svg:y1="0.139cm" svg:x2="1.831cm" svg:y2="1.794cm"><text:p/></draw:line><draw:g draw:style-name="gr4"><draw:line draw:style-name="gr108" draw:text-style-name="P149" svg:x1="3.682cm" svg:y1="1.215cm" svg:x2="3.838cm" svg:y2="1.294cm"><text:p/></draw:line><draw:line draw:style-name="gr109" draw:text-style-name="P149" svg:x1="3.736cm" svg:y1="1.335cm" svg:x2="3.789cm" svg:y2="1.169cm"><text:p/></draw:line></draw:g><draw:line draw:style-name="gr110" draw:text-style-name="P149" svg:x1="4.024cm" svg:y1="1.174cm" svg:x2="1.831cm" svg:y2="1.79cm"><text:p/></draw:line><draw:frame draw:style-name="gr111" draw:text-style-name="P118" svg:width="0.246cm" svg:height="0.414cm" svg:x="2.571cm" svg:y="0.24cm"><draw:text-box><text:p text:style-name="P146"><text:span text:style-name="T186">B</text:span></text:p></draw:text-box></draw:frame><draw:frame draw:style-name="gr112" draw:text-style-name="P118" svg:width="0.251cm" svg:height="0.414cm" svg:x="3.654cm" svg:y="0.892cm"><draw:text-box><text:p text:style-name="P146"><text:span text:style-name="T186">C</text:span></text:p></draw:text-box></draw:frame><draw:frame draw:style-name="gr113" draw:text-style-name="P147" svg:width="0.382cm" svg:height="0.451cm" svg:x="2.469cm" svg:y="1.069cm"><draw:text-box><text:p text:style-name="P146"><text:span text:style-name="T191">➊</text:span></text:p></draw:text-box></draw:frame></draw:g><draw:frame draw:style-name="gr113" draw:text-style-name="P147" svg:width="0.382cm" svg:height="0.451cm" svg:x="2.469cm" svg:y="1.069cm"><draw:text-box><text:p text:style-name="P146"><text:span text:style-name="T191">➊</text:span></text:p></draw:text-box></draw:frame><draw:frame draw:style-name="gr113" draw:text-style-name="P147" svg:width="0.382cm" svg:height="0.451cm" svg:x="2.469cm" svg:y="1.069cm"><draw:text-box><text:p text:style-name="P146"><text:span text:style-name="T191">➊</text:span></text:p></draw:text-box></draw:frame></draw:g><draw:g draw:style-name="gr4"><draw:frame draw:style-name="gr114" draw:text-style-name="P118" svg:width="0.346cm" svg:height="0.588cm" svg:x="3.034cm" svg:y="2.596cm"><draw:text-box><text:p text:style-name="P146"><text:span text:style-name="T186">E</text:span></text:p></draw:text-box></draw:frame><draw:frame draw:style-name="gr115" draw:text-style-name="P118" svg:width="0.269cm" svg:height="0.414cm" svg:x="4.907cm" svg:y="4.864cm"><draw:text-box><text:p text:style-name="P146"><text:span text:style-name="T186">H</text:span></text:p></draw:text-box></draw:frame><draw:frame draw:style-name="gr116" draw:text-style-name="P118" svg:width="0.278cm" svg:height="0.414cm" svg:x="1.824cm" svg:y="3.958cm"><draw:text-box><text:p text:style-name="P146"><text:span text:style-name="T186">G</text:span></text:p></draw:text-box></draw:frame><draw:frame draw:style-name="gr117" draw:text-style-name="P118" svg:width="0.207cm" svg:height="0.414cm" svg:x="4.949cm" svg:y="3.838cm"><draw:text-box><text:p text:style-name="P146"><text:span text:style-name="T186">F</text:span></text:p></draw:text-box></draw:frame><draw:frame draw:style-name="gr118" draw:text-style-name="P118" svg:width="0.276cm" svg:height="0.414cm" svg:x="0.453cm" svg:y="3.764cm"><draw:text-box><text:p text:style-name="P146"><text:span text:style-name="T186">D</text:span></text:p></draw:text-box></draw:frame><draw:g draw:style-name="gr4"><draw:line draw:style-name="gr119" draw:text-style-name="P149" svg:x1="2.995cm" svg:y1="2.896cm" svg:x2="3.159cm" svg:y2="3.058cm"><text:p/></draw:line><draw:line draw:style-name="gr120" draw:text-style-name="P149" svg:x1="2.995cm" svg:y1="3.067cm" svg:x2="3.159cm" svg:y2="2.905cm"><text:p/></draw:line></draw:g><draw:line draw:style-name="gr121" draw:text-style-name="P149" svg:x1="4.581cm" svg:y1="2.328cm" svg:x2="0.804cm" svg:y2="3.966cm"><text:p/></draw:line><draw:line draw:style-name="gr122" draw:text-style-name="P149" svg:x1="6.308cm" svg:y1="3.771cm" svg:x2="0.804cm" svg:y2="3.964cm"><text:p/></draw:line><draw:ellipse draw:style-name="gr123" draw:text-style-name="P150" svg:width="0.987cm" svg:height="0.974cm" svg:x="0.312cm" svg:y="3.48cm" draw:kind="section" draw:start-angle="2.02" draw:end-angle="23.43"><text:p/></draw:ellipse><draw:g draw:style-name="gr4"><draw:line draw:style-name="gr124" draw:text-style-name="P149" svg:x1="4.962cm" svg:y1="4.667cm" svg:x2="5.126cm" svg:y2="4.831cm"><text:p/></draw:line><draw:line draw:style-name="gr125" draw:text-style-name="P149" svg:x1="4.962cm" svg:y1="4.831cm" svg:x2="5.126cm" svg:y2="4.667cm"><text:p/></draw:line></draw:g><draw:line draw:style-name="gr126" draw:text-style-name="P149" svg:x1="5.471cm" svg:y1="4.861cm" svg:x2="1.965cm" svg:y2="3.921cm"><text:p/></draw:line><draw:g draw:style-name="gr4"><draw:line draw:style-name="gr127" draw:text-style-name="P149" svg:x1="4.835cm" svg:y1="3.741cm" svg:x2="5.001cm" svg:y2="3.905cm"><text:p/></draw:line><draw:line draw:style-name="gr128" draw:text-style-name="P149" svg:x1="4.835cm" svg:y1="3.905cm" svg:x2="5.001cm" svg:y2="3.741cm"><text:p/></draw:line></draw:g><draw:ellipse draw:style-name="gr129" draw:text-style-name="P151" svg:width="0.981cm" svg:height="0.987cm" svg:x="1.489cm" svg:y="3.432cm" draw:kind="section" draw:start-angle="-15.01" draw:end-angle="2.02"><text:p/></draw:ellipse><draw:frame draw:style-name="gr130" draw:text-style-name="P147" svg:width="0.382cm" svg:height="0.451cm" svg:x="1.949cm" svg:y="3.467cm"><draw:text-box><text:p text:style-name="P146"><text:span text:style-name="T191">➋</text:span></text:p></draw:text-box></draw:frame><draw:frame draw:style-name="gr131" draw:text-style-name="P147" svg:width="0.382cm" svg:height="0.451cm" svg:x="3.584cm" svg:y="3.933cm"><draw:text-box><text:p text:style-name="P146"><text:span text:style-name="T191">➌</text:span></text:p></draw:text-box></draw:frame></draw:g><draw:g draw:style-name="gr4"><draw:frame draw:style-name="gr132" draw:text-style-name="P118" svg:width="0.202cm" svg:height="0.414cm" svg:x="6.491cm" svg:y="0.598cm"><draw:text-box><text:p text:style-name="P146"><text:span text:style-name="T186">L</text:span></text:p></draw:text-box></draw:frame><draw:frame draw:style-name="gr133" draw:text-style-name="P118" svg:width="0.35cm" svg:height="0.414cm" svg:x="7.988cm" svg:y="2.182cm"><draw:text-box><text:p text:style-name="P146"><text:span text:style-name="T186">K</text:span></text:p></draw:text-box></draw:frame><draw:frame draw:style-name="gr134" draw:text-style-name="P147" svg:width="0.426cm" svg:height="0.451cm" svg:x="7.073cm" svg:y="1.975cm"><draw:text-box><text:p text:style-name="P146"><text:span text:style-name="T191">➎</text:span></text:p></draw:text-box></draw:frame><draw:g draw:style-name="gr4"><draw:line draw:style-name="gr135" draw:text-style-name="P149" svg:x1="7.932cm" svg:y1="2.302cm" svg:x2="5.066cm" svg:y2="2.811cm"><text:p/></draw:line><draw:line draw:style-name="gr136" draw:text-style-name="P149" svg:x1="7.933cm" svg:y1="2.297cm" svg:x2="6.57cm" svg:y2="0.948cm"><text:p/></draw:line><draw:line draw:style-name="gr137" draw:text-style-name="P149" svg:x1="6.568cm" svg:y1="0.948cm" svg:x2="5.066cm" svg:y2="2.807cm"><text:p/></draw:line><draw:circle draw:style-name="gr138" draw:text-style-name="P152" svg:width="0.983cm" svg:height="0.981cm" draw:transform="skewX (0.00174532925199436) rotate (-1.3536773678468) translate (5.43983333333333cm 2.22602777777778cm)" draw:kind="section" draw:start-angle="87.7" draw:end-angle="128.62"><text:p/></draw:circle><draw:ellipse draw:style-name="gr139" draw:text-style-name="P152" svg:width="0.978cm" svg:height="0.99cm" draw:transform="skewX (-0.00174532925199438) rotate (-1.35612082879959) translate (8.30691666666667cm 1.71626388888889cm)" draw:kind="section" draw:start-angle="-147.04" draw:end-angle="-92.3"><text:p/></draw:ellipse><draw:ellipse draw:style-name="gr140" draw:text-style-name="P152" svg:width="0.987cm" svg:height="0.989cm" draw:transform="skewX (0.0017453292519943) rotate (-1.3543754995476) translate (6.94090277777778cm 0.362361111111111cm)" draw:kind="section" draw:start-angle="-51.38" draw:end-angle="32.96"><text:p/></draw:ellipse></draw:g><draw:frame draw:style-name="gr141" draw:text-style-name="P118" svg:width="0.369cm" svg:height="0.488cm" svg:x="4.873cm" svg:y="2.787cm"><draw:text-box><text:p text:style-name="P146"><text:span text:style-name="T186">J</text:span></text:p></draw:text-box></draw:frame><draw:frame draw:style-name="gr142" draw:text-style-name="P147" svg:width="0.382cm" svg:height="0.451cm" svg:x="5.522cm" svg:y="2.307cm"><draw:text-box><text:p text:style-name="P146"><text:span text:style-name="T191">➍</text:span></text:p></draw:text-box></draw:frame><draw:frame draw:style-name="gr143" draw:text-style-name="P147" svg:width="0.382cm" svg:height="0.451cm" svg:x="6.44cm" svg:y="1.522cm"><draw:text-box><text:p text:style-name="P146"><text:span text:style-name="T191">➏</text:span></text:p></draw:text-box></draw:fram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_5f_Tableau_5f_Centré_5f_Gras" text:outline-level="1">Angle</text:h>
          </table:table-cell>
          <table:table-cell table:style-name="Table1.A1" office:value-type="string">
            <text:h text:style-name="_5f_Tableau_5f_Centré_5f_Gras" text:outline-level="1">Nom</text:h>
          </table:table-cell>
          <table:table-cell table:style-name="Table1.A1" office:value-type="string">
            <text:h text:style-name="_5f_Tableau_5f_Centré_5f_Gras" text:outline-level="1">Sommet</text:h>
          </table:table-cell>
          <table:table-cell table:style-name="Table1.D1" office:value-type="string">
            <text:h text:style-name="_5f_Tableau_5f_Centré_5f_Gras" text:outline-level="1">Côtés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➊</text:h>
          </table:table-cell>
          <table:table-cell table:style-name="Table1.B2" office:value-type="string">
            <text:h text:style-name="P103" text:outline-level="1"><text:span text:style-name="_5f_Caractères_5f_correction"><draw:frame draw:style-name="fr8" draw:name="Objet38" text:anchor-type="as-char" svg:y="-0.381cm" svg:width="0.72cm" svg:height="0.464cm" draw:z-index="367"><draw:object xlink:href="./Object 1" xlink:type="simple" xlink:show="embed" xlink:actuate="onLoad"/><draw:image xlink:href="./ObjectReplacements/Object 1" xlink:type="simple" xlink:show="embed" xlink:actuate="onLoad"/></draw:frame></text:span></text:h>
          </table:table-cell>
          <table:table-cell table:style-name="Table1.C2" office:value-type="string">
            <text:h text:style-name="P103" text:outline-level="1"><text:span text:style-name="_5f_Caractères_5f_correction">A</text:span></text:h>
          </table:table-cell>
          <table:table-cell table:style-name="Table1.D2" office:value-type="string">
            <text:h text:style-name="P103" text:outline-level="1"><text:span text:style-name="_5f_Caractères_5f_correction">[AB) et [AC)</text:span>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➋</text:h>
          </table:table-cell>
          <table:table-cell table:style-name="Table1.B6" office:value-type="string">
            <text:h text:style-name="P103" text:outline-level="1"><text:span text:style-name="_5f_Caractères_5f_correction"><draw:frame draw:style-name="fr8" draw:name="Object1" text:anchor-type="as-char" svg:y="-0.376cm" svg:width="0.693cm" svg:height="0.459cm" draw:z-index="36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_5f_correction"><text:s/></text:span><text:span text:style-name="_5f_Caractères_5f_correction"><text:span text:style-name="T184">ou </text:span></text:span><text:span text:style-name="_5f_Caractères_5f_correction"><text:span text:style-name="T184"><draw:frame draw:style-name="fr8" draw:name="Object2" text:anchor-type="as-char" svg:y="-0.381cm" svg:width="0.764cm" svg:height="0.464cm" draw:z-index="38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h>
          </table:table-cell>
          <table:table-cell table:style-name="Table1.C6" office:value-type="string">
            <text:h text:style-name="P103" text:outline-level="1"><text:span text:style-name="_5f_Caractères_5f_correction">D</text:span></text:h>
          </table:table-cell>
          <table:table-cell table:style-name="Table1.D6" office:value-type="string">
            <text:h text:style-name="P103" text:outline-level="1"><text:span text:style-name="_5f_Caractères_5f_correction">[DE) et [DF)</text:span>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➌</text:h>
          </table:table-cell>
          <table:table-cell table:style-name="Table1.B6" office:value-type="string">
            <text:h text:style-name="P103" text:outline-level="1"><text:span text:style-name="_5f_Caractères_5f_correction"><draw:frame draw:style-name="fr8" draw:name="Object3" text:anchor-type="as-char" svg:y="-0.381cm" svg:width="0.737cm" svg:height="0.464cm" draw:z-index="38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
          </table:table-cell>
          <table:table-cell table:style-name="Table1.C6" office:value-type="string">
            <text:h text:style-name="P103" text:outline-level="1"><text:span text:style-name="_5f_Caractères_5f_correction">G</text:span></text:h>
          </table:table-cell>
          <table:table-cell table:style-name="Table1.D6" office:value-type="string">
            <text:h text:style-name="P103" text:outline-level="1"><text:span text:style-name="_5f_Caractères_5f_correction">[GF) et [GH)</text:span>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➍</text:h>
          </table:table-cell>
          <table:table-cell table:style-name="Table1.B6" office:value-type="string">
            <text:h text:style-name="P103" text:outline-level="1"><text:span text:style-name="_5f_Caractères_5f_correction"><draw:frame draw:style-name="fr8" draw:name="Object4" text:anchor-type="as-char" svg:y="-0.376cm" svg:width="0.556cm" svg:height="0.459cm" draw:z-index="38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h>
          </table:table-cell>
          <table:table-cell table:style-name="Table1.C6" office:value-type="string">
            <text:h text:style-name="P103" text:outline-level="1"><text:span text:style-name="_5f_Caractères_5f_correction">J</text:span></text:h>
          </table:table-cell>
          <table:table-cell table:style-name="Table1.D6" office:value-type="string">
            <text:h text:style-name="P103" text:outline-level="1"><text:span text:style-name="_5f_Caractères_5f_correction">[JL) et [JK)</text:span>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➎</text:h>
          </table:table-cell>
          <table:table-cell table:style-name="Table1.B6" office:value-type="string">
            <text:h text:style-name="P103" text:outline-level="1"><text:span text:style-name="_5f_Caractères_5f_correction"><draw:frame draw:style-name="fr8" draw:name="Object5" text:anchor-type="as-char" svg:y="-0.376cm" svg:width="0.529cm" svg:height="0.459cm" draw:z-index="38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h>
          </table:table-cell>
          <table:table-cell table:style-name="Table1.C6" office:value-type="string">
            <text:h text:style-name="P103" text:outline-level="1"><text:span text:style-name="_5f_Caractères_5f_correction">K</text:span></text:h>
          </table:table-cell>
          <table:table-cell table:style-name="Table1.D6" office:value-type="string">
            <text:h text:style-name="P103" text:outline-level="1"><text:span text:style-name="_5f_Caractères_5f_correction">[KL) et [KJ)</text:span>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➏</text:h>
          </table:table-cell>
          <table:table-cell table:style-name="Table1.B7" office:value-type="string">
            <text:h text:style-name="P103" text:outline-level="1"><text:span text:style-name="_5f_Caractères_5f_correction"><draw:frame draw:style-name="fr8" draw:name="Object6" text:anchor-type="as-char" svg:y="-0.376cm" svg:width="0.589cm" svg:height="0.459cm" draw:z-index="38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h>
          </table:table-cell>
          <table:table-cell table:style-name="Table1.C7" office:value-type="string">
            <text:h text:style-name="P103" text:outline-level="1"><text:span text:style-name="_5f_Caractères_5f_correction">L</text:span></text:h>
          </table:table-cell>
          <table:table-cell table:style-name="Table1.D7" office:value-type="string">
            <text:h text:style-name="P103" text:outline-level="1"><text:span text:style-name="_5f_Caractères_5f_correction">[LJ) et [LK)</text:span></text:h>
          </table:table-cell>
        </table:table-row>
      </table:table>
      <text:list xml:id="list173440058226979" text:continue-numbering="true" text:style-name="_5f_Numérotation_20_des_20_exercices">
        <text:list-item>
          <text:p text:style-name="P104"><text:span text:style-name="_5f_Caractères">Sur cette figure, code les égalités d'angles.</text:span></text:p>
        </text:list-item>
      </text:list>
      <text:h text:style-name="P102" text:outline-level="1"><draw:g text:anchor-type="paragraph" draw:z-index="390" draw:name="Shape11" draw:style-name="gr3"><draw:g draw:name="Forme2_0" draw:style-name="gr4"><draw:g draw:style-name="gr4"><draw:g draw:name="Shape10_1" draw:style-name="gr4"><draw:frame draw:style-name="gr5" draw:text-style-name="P118" svg:width="0.279cm" svg:height="0.556cm" svg:x="2.194cm" svg:y="3.98cm"><draw:text-box draw:corner-radius="0.229cm"><text:p text:style-name="P117"><text:span text:style-name="T186">F</text:span></text:p></draw:text-box></draw:frame><draw:g draw:style-name="gr4"><draw:frame draw:style-name="gr6" draw:text-style-name="P118" svg:width="0.302cm" svg:height="0.555cm" svg:x="3.639cm" svg:y="0.801cm"><draw:text-box><text:p text:style-name="P117"><text:span text:style-name="T186">E</text:span></text:p></draw:text-box></draw:frame><draw:frame draw:style-name="gr7" draw:text-style-name="P118" svg:width="0.332cm" svg:height="0.556cm" svg:x="5.482cm" svg:y="3.98cm"><draw:text-box><text:p text:style-name="P117"><text:span text:style-name="T186">A</text:span></text:p></draw:text-box></draw:frame><draw:frame draw:style-name="gr8" draw:text-style-name="P118" svg:width="0.412cm" svg:height="0.556cm" svg:x="8.288cm" svg:y="0.101cm"><draw:text-box><text:p text:style-name="P117"><text:span text:style-name="T186">M</text:span></text:p></draw:text-box></draw:frame><draw:line draw:style-name="gr9" draw:text-style-name="P119" svg:x1="2.332cm" svg:y1="3.983cm" svg:x2="5.478cm" svg:y2="3.983cm"><text:p/></draw:line><draw:line draw:style-name="gr10" draw:text-style-name="P119" svg:x1="3.905cm" svg:y1="1.253cm" svg:x2="2.332cm" svg:y2="3.984cm"><text:p/></draw:line><draw:line draw:style-name="gr11" draw:text-style-name="P119" svg:x1="3.909cm" svg:y1="1.253cm" svg:x2="5.481cm" svg:y2="3.984cm"><text:p/></draw:line><draw:line draw:style-name="gr12" draw:text-style-name="P119" svg:x1="3.909cm" svg:y1="1.25cm" svg:x2="8.284cm" svg:y2="0.547cm"><text:p/></draw:line><draw:line draw:style-name="gr13" draw:text-style-name="P119" svg:x1="8.284cm" svg:y1="0.547cm" svg:x2="5.482cm" svg:y2="3.983cm"><text:p/></draw:line></draw:g></draw:g><draw:ellipse draw:style-name="gr14" draw:text-style-name="P120" svg:width="0.75cm" svg:height="0.502cm" svg:x="3.44cm" svg:y="1.301cm" draw:kind="arc" draw:start-angle="235.18" draw:end-angle="340.51"><text:p/></draw:ellipse><draw:ellipse draw:style-name="gr15" draw:text-style-name="P120" svg:width="2.11cm" svg:height="1.207cm" svg:x="4.796cm" svg:y="3.352cm" draw:kind="arc" draw:start-angle="129.19" draw:end-angle="183.09"><text:p/></draw:ellipse><draw:ellipse draw:style-name="gr16" draw:text-style-name="P120" svg:width="1.003cm" svg:height="0.75cm" svg:x="1.944cm" svg:y="3.629cm" draw:kind="arc" draw:start-angle="359.77" draw:end-angle="78.97"><text:p/></draw:ellipse><draw:line draw:style-name="gr17" draw:text-style-name="P121" svg:x1="3.8cm" svg:y1="1.702cm" svg:x2="3.8cm" svg:y2="1.902cm"><text:p/></draw:line><draw:line draw:style-name="gr18" draw:text-style-name="P121" svg:x1="3.9cm" svg:y1="1.702cm" svg:x2="3.9cm" svg:y2="1.902cm"><text:p/></draw:line><draw:line draw:style-name="gr19" draw:text-style-name="P121" svg:x1="4.836cm" svg:y1="3.595cm" svg:x2="5.04cm" svg:y2="3.731cm"><text:p/></draw:line><draw:line draw:style-name="gr20" draw:text-style-name="P121" svg:x1="4.799cm" svg:y1="3.701cm" svg:x2="4.999cm" svg:y2="3.801cm"><text:p/></draw:line><draw:line draw:style-name="gr21" draw:text-style-name="P121" svg:x1="2.699cm" svg:y1="3.802cm" svg:x2="2.799cm" svg:y2="3.602cm"><text:p/></draw:line><draw:line draw:style-name="gr22" draw:text-style-name="P121" svg:x1="2.8cm" svg:y1="3.845cm" svg:x2="2.9cm" svg:y2="3.701cm"><text:p/></draw:line></draw:g></draw:g><draw:ellipse draw:style-name="gr23" draw:text-style-name="P122" svg:width="0.853cm" svg:height="0.789cm" svg:x="3.448cm" svg:y="0.872cm" draw:kind="arc" draw:start-angle="301.97" draw:end-angle="9.55"><text:p/></draw:ellipse><draw:line draw:style-name="gr24" draw:text-style-name="P121" svg:x1="4.177cm" svg:y1="1.383cm" svg:x2="4.377cm" svg:y2="1.483cm"><text:p/></draw:line><draw:line draw:style-name="gr25" draw:text-style-name="P121" svg:x1="5.5cm" svg:y1="3.401cm" svg:x2="5.5cm" svg:y2="3.601cm"><text:p/></draw:line><draw:ellipse draw:style-name="gr26" draw:text-style-name="P122" svg:width="0.973cm" svg:height="0.8cm" svg:x="5.001cm" svg:y="3.502cm" draw:kind="arc" draw:start-angle="49.87" draw:end-angle="121.27"><text:p/></draw:ellipse></draw:g><text:span text:style-name="_5f_Caractères"><draw:frame draw:style-name="fr7" draw:name="Object7" text:anchor-type="as-char" svg:y="-0.376cm" svg:width="0.679cm" svg:height="0.459cm" draw:z-index="38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= </text:span><text:span text:style-name="_5f_Caractères"><draw:frame draw:style-name="fr7" draw:name="Object12" text:anchor-type="as-char" svg:y="-0.376cm" svg:width="0.647cm" svg:height="0.459cm" draw:z-index="38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= </text:span><draw:frame draw:style-name="fr7" draw:name="Object13" text:anchor-type="as-char" svg:y="-0.376cm" svg:width="0.663cm" svg:height="0.459cm" draw:z-index="387"><draw:object xlink:href="./Object 30" xlink:type="simple" xlink:show="embed" xlink:actuate="onLoad"/><draw:image xlink:href="./ObjectReplacements/Object 30" xlink:type="simple" xlink:show="embed" xlink:actuate="onLoad"/><svg:desc>formula</svg:desc></draw:frame></text:h>
      <text:h text:style-name="P102" text:outline-level="1"><text:span text:style-name="_5f_Caractères"><draw:frame draw:style-name="fr7" draw:name="Object14" text:anchor-type="as-char" svg:y="-0.376cm" svg:width="0.766cm" svg:height="0.459cm" draw:z-index="388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= </text:span><draw:frame draw:style-name="fr7" draw:name="Object15" text:anchor-type="as-char" svg:y="-0.376cm" svg:width="0.78cm" svg:height="0.459cm" draw:z-index="389"><draw:object xlink:href="./Object 32" xlink:type="simple" xlink:show="embed" xlink:actuate="onLoad"/><draw:image xlink:href="./ObjectReplacements/Object 32" xlink:type="simple" xlink:show="embed" xlink:actuate="onLoad"/><svg:desc>formula</svg:desc></draw:frame></text:h>
      <text:h text:style-name="P102" text:outline-level="1"/>
      <text:h text:style-name="P102" text:outline-level="1"/>
      <text:h text:style-name="P102" text:outline-level="1"/>
      <text:h text:style-name="P102" text:outline-level="1"/>
      <text:h text:style-name="P102" text:outline-level="1"/>
      <text:list xml:id="list173438725974824" text:continue-numbering="true" text:style-name="_5f_Numérotation_20_des_20_exercices">
        <text:list-item>
          <text:h text:style-name="P115" text:outline-level="1"><text:span text:style-name="_5f_Caractères">Observe attentivement la figure ci-contre puis écris toutes les égalités d'angles codées.</text:span></text:h>
        </text:list-item>
      </text:list>
      <text:list xml:id="list3950913403" text:style-name="_5f_Numérotation_20_des_20_exercices">
        <text:list-item>
          <text:list>
            <text:list-item text:start-value="1">
              <text:p text:style-name="P111"><text:span text:style-name="_5f_pointillés_20_gris"><draw:frame draw:style-name="fr6" draw:name="Objet44" text:anchor-type="as-char" svg:y="-0.381cm" svg:width="0.744cm" svg:height="0.464cm" draw:z-index="369"><draw:object xlink:href="./Object 7" xlink:type="simple" xlink:show="embed" xlink:actuate="onLoad"/><draw:image xlink:href="./ObjectReplacements/Object 7" xlink:type="simple" xlink:show="embed" xlink:actuate="onLoad"/></draw:frame></text:span><text:span text:style-name="_5f_Caractères"><text:span text:style-name="T183"><text:s/>= </text:span></text:span><draw:frame draw:style-name="fr5" draw:name="Objet45" text:anchor-type="as-char" svg:y="-0.376cm" svg:width="0.818cm" svg:height="0.459cm" draw:z-index="370"><draw:object xlink:href="./Object 12" xlink:type="simple" xlink:show="embed" xlink:actuate="onLoad"/><draw:image xlink:href="./ObjectReplacements/Object 12" xlink:type="simple" xlink:show="embed" xlink:actuate="onLoad"/></draw:frame></text:p>
            </text:list-item>
            <text:list-item>
              <text:p text:style-name="_5f_Paragraphe_5f_avec_5f_Num_5f_Question"><text:span text:style-name="_5f_Caractères_5f_correction"><draw:frame draw:style-name="fr5" draw:name="Objet46" text:anchor-type="as-char" svg:y="-0.376cm" svg:width="0.773cm" svg:height="0.459cm" draw:z-index="371"><draw:object xlink:href="./Object 13" xlink:type="simple" xlink:show="embed" xlink:actuate="onLoad"/><draw:image xlink:href="./ObjectReplacements/Object 13" xlink:type="simple" xlink:show="embed" xlink:actuate="onLoad"/></draw:frame></text:span><text:span text:style-name="_5f_Caractères_5f_correction">= </text:span><text:span text:style-name="_5f_Caractères_5f_correction"><draw:frame draw:style-name="fr5" draw:name="Objet47" text:anchor-type="as-char" svg:y="-0.376cm" svg:width="0.63cm" svg:height="0.459cm" draw:z-index="372"><draw:object xlink:href="./Object 14" xlink:type="simple" xlink:show="embed" xlink:actuate="onLoad"/><draw:image xlink:href="./ObjectReplacements/Object 14" xlink:type="simple" xlink:show="embed" xlink:actuate="onLoad"/></draw:frame></text:span></text:p>
            </text:list-item>
            <text:list-item>
              <text:p text:style-name="_5f_Paragraphe_5f_avec_5f_Num_5f_Question"><text:span text:style-name="_5f_pointillés_20_gris"><draw:frame draw:style-name="fr5" draw:name="Objet48" text:anchor-type="as-char" svg:y="-0.376cm" svg:width="0.751cm" svg:height="0.459cm" draw:z-index="373"><draw:object xlink:href="./Object 15" xlink:type="simple" xlink:show="embed" xlink:actuate="onLoad"/><draw:image xlink:href="./ObjectReplacements/Object 15" xlink:type="simple" xlink:show="embed" xlink:actuate="onLoad"/></draw:frame></text:span><text:span text:style-name="_5f_Caractères_5f_correction">= </text:span><text:span text:style-name="_5f_Caractères_5f_correction"><draw:frame draw:style-name="fr5" draw:name="Objet49" text:anchor-type="as-char" svg:y="-0.376cm" svg:width="0.796cm" svg:height="0.459cm" draw:z-index="374"><draw:object xlink:href="./Object 16" xlink:type="simple" xlink:show="embed" xlink:actuate="onLoad"/><draw:image xlink:href="./ObjectReplacements/Object 16" xlink:type="simple" xlink:show="embed" xlink:actuate="onLoad"/></draw:frame></text:span><text:span text:style-name="_5f_Caractères_5f_correction"><text:s/>=</text:span><text:span text:style-name="_5f_Caractères_5f_correction"><draw:frame draw:style-name="fr5" draw:name="Objet54" text:anchor-type="as-char" svg:y="-0.376cm" svg:width="0.676cm" svg:height="0.459cm" draw:z-index="375"><draw:object xlink:href="./Object 27" xlink:type="simple" xlink:show="embed" xlink:actuate="onLoad"/><draw:image xlink:href="./ObjectReplacements/Object 27" xlink:type="simple" xlink:show="embed" xlink:actuate="onLoad"/></draw:frame></text:span></text:p>
            </text:list-item>
          </text:list>
        </text:list-item>
      </text:list>
      <text:p text:style-name="_5f_Paragraphe_5f_Réponse_5f_Pointillés_5f_Grisés"><text:span text:style-name="_5f_pointillés_20_gris"/></text:p>
      <text:h text:style-name="_5f_Paragraphe" text:outline-level="1"><draw:g text:anchor-type="char" draw:z-index="37" draw:name="Shape9_1" draw:style-name="gr69"><draw:line draw:style-name="gr70" draw:text-style-name="P142" svg:x1="1.09cm" svg:y1="3.553cm" svg:x2="6.155cm" svg:y2="1.018cm"><text:p/></draw:line><draw:line draw:style-name="gr70" draw:text-style-name="P142" svg:x1="2.043cm" svg:y1="4.818cm" svg:x2="7.348cm" svg:y2="2.16cm"><text:p/></draw:line><draw:line draw:style-name="gr70" draw:text-style-name="P142" svg:x1="0.845cm" svg:y1="2.515cm" svg:x2="5.308cm" svg:y2="4.94cm"><text:p/></draw:line><draw:line draw:style-name="gr70" draw:text-style-name="P142" svg:x1="2.949cm" svg:y1="1.284cm" svg:x2="8.121cm" svg:y2="4.094cm"><text:p/></draw:line><draw:line draw:style-name="gr70" draw:text-style-name="P142" svg:x1="2.658cm" svg:y1="1.402cm" svg:x2="3.551cm" svg:y2="5.27cm"><text:p/></draw:line><draw:frame draw:style-name="gr71" draw:text-style-name="P133" svg:width="0.355cm" svg:height="0.597cm" svg:x="2.373cm" svg:y="2.111cm"><draw:text-box><text:p text:style-name="P143"><text:span text:style-name="T188">A</text:span></text:p></draw:text-box></draw:frame><draw:frame draw:style-name="gr72" draw:text-style-name="P133" svg:width="0.362cm" svg:height="0.597cm" svg:x="5.761cm" svg:y="2.965cm"><draw:text-box><text:p text:style-name="P143"><text:span text:style-name="T188">C</text:span></text:p></draw:text-box></draw:frame><draw:frame draw:style-name="gr73" draw:text-style-name="P133" svg:width="0.327cm" svg:height="0.599cm" svg:x="3.558cm" svg:y="3.275cm"><draw:text-box><text:p text:style-name="P143"><text:span text:style-name="T188">E</text:span></text:p></draw:text-box></draw:frame><draw:frame draw:style-name="gr74" draw:text-style-name="P133" svg:width="0.299cm" svg:height="0.597cm" svg:x="3.02cm" svg:y="4.297cm"><draw:text-box><text:p text:style-name="P143"><text:span text:style-name="T188">F</text:span></text:p></draw:text-box></draw:frame><draw:frame draw:style-name="gr75" draw:text-style-name="P134" svg:width="0.278cm" svg:height="0.706cm" svg:x="0.57cm" svg:y="1.894cm"><draw:text-box><text:p text:style-name="P143"><text:span text:style-name="T189">y</text:span></text:p></draw:text-box></draw:frame><draw:frame draw:style-name="gr76" draw:text-style-name="P134" svg:width="0.242cm" svg:height="0.708cm" svg:x="2.383cm" svg:y="1.231cm"><draw:text-box><text:p text:style-name="P143"><text:span text:style-name="T189">z</text:span></text:p></draw:text-box></draw:frame><draw:frame draw:style-name="gr77" draw:text-style-name="P134" svg:width="0.278cm" svg:height="0.708cm" svg:x="0.729cm" svg:y="3.309cm"><draw:text-box><text:p text:style-name="P143"><text:span text:style-name="T189">x</text:span></text:p></draw:text-box></draw:frame><draw:frame draw:style-name="gr78" draw:text-style-name="P134" svg:width="0.242cm" svg:height="0.708cm" svg:x="1.72cm" svg:y="4.471cm"><draw:text-box><text:p text:style-name="P143"><text:span text:style-name="T189">r</text:span></text:p></draw:text-box></draw:frame><draw:frame draw:style-name="gr79" draw:text-style-name="P134" svg:width="0.311cm" svg:height="0.708cm" svg:x="7.423cm" svg:y="1.776cm"><draw:text-box><text:p text:style-name="P143"><text:span text:style-name="T189">n</text:span></text:p></draw:text-box></draw:frame><draw:frame draw:style-name="gr80" draw:text-style-name="P134" svg:width="0.242cm" svg:height="0.706cm" svg:x="3.272cm" svg:y="5.087cm"><draw:text-box><text:p text:style-name="P143"><text:span text:style-name="T189">s</text:span></text:p></draw:text-box></draw:frame><draw:frame draw:style-name="gr81" draw:text-style-name="P134" svg:width="0.311cm" svg:height="0.706cm" svg:x="8.171cm" svg:y="3.812cm"><draw:text-box><text:p text:style-name="P143"><text:span text:style-name="T189">p</text:span></text:p></draw:text-box></draw:frame><draw:frame draw:style-name="gr82" draw:text-style-name="P134" svg:width="0.177cm" svg:height="0.706cm" svg:x="2.688cm" svg:y="0.617cm"><draw:text-box><text:p text:style-name="P143"><text:span text:style-name="T189">t</text:span></text:p></draw:text-box></draw:frame><draw:frame draw:style-name="gr83" draw:text-style-name="P133" svg:width="0.389cm" svg:height="0.597cm" svg:x="1.78cm" svg:y="3.182cm"><draw:text-box><text:p text:style-name="P143"><text:span text:style-name="T188">H</text:span></text:p></draw:text-box></draw:frame><draw:custom-shape draw:style-name="gr84" draw:text-style-name="P135" svg:width="0.893cm" svg:height="0.893cm" draw:transform="skewX (-0.00593411945678072) rotate (1.5397294661094) translate (1.47990277777778cm 3.54894444444444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g draw:style-name="gr4"><draw:custom-shape draw:style-name="gr85" draw:text-style-name="P144" svg:width="0.895cm" svg:height="0.897cm" draw:transform="rotate (-1.62472700068152) translate (4.70252777777778cm 1.55045833333333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86" draw:text-style-name="P145" svg:width="0.075cm" svg:height="0.077cm" svg:x="4.636cm" svg:y="1.95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draw:style-name="gr4"><draw:custom-shape draw:style-name="gr87" draw:text-style-name="P144" svg:width="0.623cm" svg:height="0.622cm" draw:transform="skewX (-0.00279252680319105) rotate (-1.98077416808837) translate (3.683cm 4.02343055555556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88" draw:text-style-name="P144" svg:x1="3.512cm" svg:y1="4.29cm" svg:x2="3.576cm" svg:y2="4.413cm"><text:p/></draw:line></draw:g><draw:g draw:style-name="gr4"><draw:custom-shape draw:style-name="gr89" draw:text-style-name="P144" svg:width="0.627cm" svg:height="0.625cm" draw:transform="skewX (0.00279252680319092) rotate (-1.98077416808837) translate (3.33198611111111cm 2.46591666666667cm)"><text:p/><draw:enhanced-geometry svg:viewBox="0 0 21600 21600" draw:type="block-arc" draw:modifiers="-138.131007748104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90" draw:text-style-name="P144" svg:x1="3.155cm" svg:y1="2.729cm" svg:x2="3.219cm" svg:y2="2.849cm"><text:p/></draw:line></draw:g><draw:g draw:style-name="gr4"><draw:custom-shape draw:style-name="gr91" draw:text-style-name="P144" svg:width="0.897cm" svg:height="0.899cm" draw:transform="skewX (-0.00401425727958696) rotate (-1.62472700068152) translate (6.37822222222222cm 2.44298611111111cm)"><text:p/><draw:enhanced-geometry svg:viewBox="0 0 21600 21600" draw:mirror-horizontal="false" draw:mirror-vertical="false" draw:type="block-arc" draw:modifiers="-117.06147664103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92" draw:text-style-name="P145" svg:width="0.075cm" svg:height="0.078cm" svg:x="6.313cm" svg:y="2.85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93" draw:text-style-name="P135" svg:width="1.061cm" svg:height="1.059cm" draw:transform="skewX (-0.00174532925199434) rotate (1.5397294661094) translate (1.397cm 3.63008333333333cm)"><text:p/><draw:enhanced-geometry svg:viewBox="0 0 21600 21600" draw:mirror-horizontal="false" draw:mirror-vertical="false" draw:type="block-arc" draw:modifiers="-118.78294511122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94" draw:text-style-name="P135" svg:width="1.056cm" svg:height="1.064cm" draw:transform="rotate (-1.58336269740926) translate (2.4765cm 2.59820833333333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95" draw:text-style-name="P135" svg:width="0.888cm" svg:height="0.895cm" draw:transform="rotate (-1.58336269740926) translate (2.38477777777778cm 2.682875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96" draw:text-style-name="P135" svg:width="1.052cm" svg:height="1.064cm" draw:transform="skewX (0.00331612557878923) rotate (-1.58336269740926) translate (4.13455555555556cm 3.51543055555556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97" draw:text-style-name="P135" svg:width="0.888cm" svg:height="0.892cm" draw:transform="rotate (-1.58336269740926) translate (4.04636111111111cm 3.59304166666667cm)"><text:p/><draw:enhanced-geometry svg:viewBox="0 0 21600 21600" draw:mirror-horizontal="false" draw:mirror-vertical="false" draw:type="block-arc" draw:modifiers="-115.56404839443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98" draw:text-style-name="P134" svg:width="0.313cm" svg:height="0.706cm" svg:x="5.311cm" svg:y="4.526cm"><draw:text-box><text:p text:style-name="P143"><text:span text:style-name="T189">q</text:span></text:p></draw:text-box></draw:frame><draw:frame draw:style-name="gr99" draw:text-style-name="P133" svg:width="0.354cm" svg:height="0.597cm" svg:x="4.066cm" svg:y="1.286cm"><draw:text-box><text:p text:style-name="P143"><text:span text:style-name="T188">B</text:span></text:p></draw:text-box></draw:frame><draw:frame draw:style-name="gr100" draw:text-style-name="P134" svg:width="0.447cm" svg:height="0.706cm" svg:x="6.262cm" svg:y="0.492cm"><draw:text-box><text:p text:style-name="P143"><text:span text:style-name="T189">m</text:span></text:p></draw:text-box></draw:fram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73439088402075" text:continue-list="list173438725974824" text:style-name="_5f_Numérotation_20_des_20_exercices">
        <text:list-item>
          <text:h text:style-name="P115" text:outline-level="1"><text:span text:style-name="_5f_Caractères"><text:s/>Sur la figure ci-dessous, les points T, A et I sont alignés ainsi que les points P, A et R.</text:span></text:h>
        </text:list-item>
      </text:list>
      <text:h text:style-name="_5f_Paragraphe" text:outline-level="1"><draw:g text:anchor-type="paragraph" draw:z-index="41" draw:name="Shape23_0" draw:style-name="gr40"><draw:custom-shape draw:style-name="gr53" draw:text-style-name="P137" svg:width="1.504cm" svg:height="1.5cm" svg:x="4.699cm" svg:y="0.083cm"><text:p/><draw:enhanced-geometry draw:glue-point-type="segments" draw:type="mso-spt100" draw:modifiers="139.571727364251 52.734159574651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4" draw:text-style-name="P138" svg:width="1.502cm" svg:height="1.502cm" svg:x="3.686cm" svg:y="0.917cm"><text:p/><draw:enhanced-geometry draw:glue-point-type="segments" draw:type="mso-spt100" draw:modifiers="-165.519190125962 140.13867565304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5" draw:text-style-name="P139" svg:width="1.502cm" svg:height="1.502cm" svg:x="0.469cm" svg:y="0.072cm"><text:p/><draw:enhanced-geometry draw:glue-point-type="segments" draw:type="mso-spt100" draw:modifiers="78.2514760966295 14.88800263766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56" draw:text-style-name="P140" svg:x1="3.541cm" svg:y1="2.415cm" svg:x2="5.446cm" svg:y2="0.822cm"><text:p/></draw:line><draw:line draw:style-name="gr57" draw:text-style-name="P140" svg:x1="1.223cm" svg:y1="0.822cm" svg:x2="6.498cm" svg:y2="2.215cm"><text:p/></draw:line><draw:line draw:style-name="gr58" draw:text-style-name="P140" svg:x1="5.444cm" svg:y1="0.822cm" svg:x2="6.499cm" svg:y2="2.215cm"><text:p/></draw:line><draw:line draw:style-name="gr59" draw:text-style-name="P140" svg:x1="6.501cm" svg:y1="2.215cm" svg:x2="1.576cm" svg:y2="2.564cm"><text:p/></draw:line><draw:line draw:style-name="gr60" draw:text-style-name="P140" svg:x1="1.223cm" svg:y1="0.822cm" svg:x2="1.576cm" svg:y2="2.562cm"><text:p/></draw:line><draw:frame draw:style-name="gr61" draw:text-style-name="P141" svg:width="0.098cm" svg:height="0.376cm" svg:x="6.577cm" svg:y="2.176cm"><draw:text-box><text:p text:style-name="P132"><text:span text:style-name="T190">I</text:span></text:p></draw:text-box></draw:frame><draw:frame draw:style-name="gr62" draw:text-style-name="P141" svg:width="0.197cm" svg:height="0.376cm" svg:x="5.39cm" svg:y="0.411cm"><draw:text-box><text:p text:style-name="P132"><text:span text:style-name="T190">P</text:span></text:p></draw:text-box></draw:frame><draw:frame draw:style-name="gr63" draw:text-style-name="P141" svg:width="0.202cm" svg:height="0.376cm" svg:x="1.026cm" svg:y="0.449cm"><draw:text-box><text:p text:style-name="P132"><text:span text:style-name="T190">T</text:span></text:p></draw:text-box></draw:frame><draw:frame draw:style-name="gr64" draw:text-style-name="P141" svg:width="0.223cm" svg:height="0.376cm" svg:x="4.284cm" svg:y="1.238cm"><draw:text-box><text:p text:style-name="P132"><text:span text:style-name="T190">A</text:span></text:p></draw:text-box></draw:frame><draw:frame draw:style-name="gr65" draw:text-style-name="P141" svg:width="0.209cm" svg:height="0.376cm" svg:x="1.37cm" svg:y="2.563cm"><draw:text-box><text:p text:style-name="P132"><text:span text:style-name="T190">S</text:span></text:p></draw:text-box></draw:frame><draw:line draw:style-name="gr66" draw:text-style-name="P140" svg:x1="5.433cm" svg:y1="0.818cm" svg:x2="1.24cm" svg:y2="0.818cm"><text:p/></draw:line><draw:frame draw:style-name="gr67" draw:text-style-name="P141" svg:width="0.227cm" svg:height="0.376cm" svg:x="3.448cm" svg:y="2.481cm"><draw:text-box><text:p text:style-name="P132"><text:span text:style-name="T190">R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73440298241678" text:continue-numbering="true" text:style-name="_5f_Numérotation_20_des_20_exercices">
        <text:list-item>
          <text:list>
            <text:list-item>
              <text:p text:style-name="P113"><text:span text:style-name="_5f_Caractères">Pour chacun des angles colorés, donne toutes les façons différentes de le nommer. </text:span></text:p>
            </text:list-item>
          </text:list>
        </text:list-item>
      </text:list>
      <text:h text:style-name="_5f_Paragraphe_5f_Correction" text:outline-level="1"><text:span text:style-name="_5f_Caractères">Angle rouge : </text:span><draw:frame draw:style-name="fr5" draw:name="Objet50" text:anchor-type="as-char" svg:y="-0.381cm" svg:width="3.006cm" svg:height="0.464cm" draw:z-index="376"><draw:object xlink:href="./Object 23" xlink:type="simple" xlink:show="embed" xlink:actuate="onLoad"/><draw:image xlink:href="./ObjectReplacements/Object 23" xlink:type="simple" xlink:show="embed" xlink:actuate="onLoad"/></draw:frame></text:h>
      <text:h text:style-name="_5f_Paragraphe_5f_Correction" text:outline-level="1"><text:span text:style-name="_5f_Caractères">Angle bleu : </text:span><draw:frame draw:style-name="fr5" draw:name="Objet51" text:anchor-type="as-char" svg:y="-0.376cm" svg:width="1.572cm" svg:height="0.459cm" draw:z-index="377"><draw:object xlink:href="./Object 24" xlink:type="simple" xlink:show="embed" xlink:actuate="onLoad"/><draw:image xlink:href="./ObjectReplacements/Object 24" xlink:type="simple" xlink:show="embed" xlink:actuate="onLoad"/></draw:frame></text:h>
      <text:h text:style-name="_5f_Paragraphe_5f_Correction" text:outline-level="1"><text:span text:style-name="_5f_Caractères">Angle vert : </text:span><draw:frame draw:style-name="fr5" draw:name="Objet52" text:anchor-type="as-char" svg:y="-0.376cm" svg:width="2.836cm" svg:height="0.459cm" draw:z-index="378"><draw:object xlink:href="./Object 25" xlink:type="simple" xlink:show="embed" xlink:actuate="onLoad"/><draw:image xlink:href="./ObjectReplacements/Object 25" xlink:type="simple" xlink:show="embed" xlink:actuate="onLoad"/></draw:frame></text:h>
      <text:list xml:id="list173439739968240" text:continue-numbering="true" text:style-name="_5f_Numérotation_20_des_20_exercices">
        <text:list-item>
          <text:list>
            <text:list-item>
              <text:p text:style-name="P113"><text:span text:style-name="_5f_Caractères">Nomme tous les angles ayant pour sommet I.</text:span></text:p>
            </text:list-item>
          </text:list>
        </text:list-item>
      </text:list>
      <text:p text:style-name="Standard"><text:span text:style-name="_5f_pointillés_20_gris"><draw:frame draw:style-name="fr5" draw:name="Objet53" text:anchor-type="as-char" svg:y="-0.381cm" svg:width="6.419cm" svg:height="0.464cm" draw:z-index="379"><draw:object xlink:href="./Object 26" xlink:type="simple" xlink:show="embed" xlink:actuate="onLoad"/><draw:image xlink:href="./ObjectReplacements/Object 26" xlink:type="simple" xlink:show="embed" xlink:actuate="onLoad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imSun3" svg:font-family="SimSu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SimSun2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5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3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Extrémités_20_de_20_flèche_20_1" draw:display-name="Extrémités de flèche 1" svg:viewBox="0 0 38 40" svg:d="M19 40h1v-40h-2v40zM20 40h-20v-2h20zM18 40h20v-2h-20zM20 22h-20v-2h20zM18 22h20v-2h-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06cm" draw:dots2="1" draw:dots2-length="0.006cm" draw:distance="0.006cm"/>
    <draw:stroke-dash draw:name="Dashed_20__28_var_29__20_5555" draw:display-name="Dashed (var) 5555" draw:style="rect" draw:dots1="1" draw:dots1-length="0.006cm" draw:dots2="1" draw:dots2-length="0.006cm" draw:distance="0.006cm"/>
    <draw:stroke-dash draw:name="Dashed_20__28_var_29__20_5556" draw:display-name="Dashed (var) 5556" draw:style="rect" draw:dots1="1" draw:dots1-length="0.006cm" draw:dots2="1" draw:dots2-length="0.006cm" draw:distance="0.006cm"/>
    <draw:stroke-dash draw:name="Dashed_20__28_var_29__20_5557" draw:display-name="Dashed (var) 5557" draw:style="rect" draw:dots1="1" draw:dots1-length="0.006cm" draw:dots2="1" draw:dots2-length="0.006cm" draw:distance="0.006cm"/>
    <draw:stroke-dash draw:name="Dashed_20__28_var_29__20_5558" draw:display-name="Dashed (var) 5558" draw:style="rect" draw:dots1="1" draw:dots1-length="0.006cm" draw:dots2="1" draw:dots2-length="0.006cm" draw:distance="0.006cm"/>
    <draw:stroke-dash draw:name="Dashed_20__28_var_29__20_5559" draw:display-name="Dashed (var) 5559" draw:style="rect" draw:dots1="1" draw:dots1-length="0.006cm" draw:dots2="1" draw:dots2-length="0.006cm" draw:distance="0.006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06cm" draw:dots2="1" draw:dots2-length="0.006cm" draw:distance="0.006cm"/>
    <draw:stroke-dash draw:name="Dashed_20__28_var_29__20_5561" draw:display-name="Dashed (var) 5561" draw:style="rect" draw:dots1="1" draw:dots1-length="0.006cm" draw:dots2="1" draw:dots2-length="0.006cm" draw:distance="0.006cm"/>
    <draw:stroke-dash draw:name="Dashed_20__28_var_29__20_5562" draw:display-name="Dashed (var) 5562" draw:style="rect" draw:dots1="1" draw:dots1-length="0.006cm" draw:dots2="1" draw:dots2-length="0.006cm" draw:distance="0.006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 " style:num-suffix=" " style:num-format="1">
        <style:list-level-properties text:min-label-distance="0.199cm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G_20_page_20_paire_20__28_G_29_">
      <style:text-properties officeooo:paragraph-rsid="0334a5be"/>
    </style:style>
    <style:style style:name="MP11" style:family="paragraph" style:parent-style-name="_5f_Header_20_G_20_page_20_paire_20__28_G_29_">
      <style:paragraph-properties fo:text-align="start" style:justify-single-word="false"/>
    </style:style>
    <style:style style:name="MP12" style:family="paragraph" style:parent-style-name="Footer">
      <style:text-properties officeooo:paragraph-rsid="030c4d7d"/>
    </style:style>
    <style:style style:name="MP1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4" style:family="paragraph" style:parent-style-name="Footer">
      <style:text-properties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1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MP17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2" style:family="paragraph">
      <loext:graphic-properties draw:fill="solid" draw:fill-color="#d7e12c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2" style:family="paragraph" style:parent-style-name="Header">
      <style:paragraph-properties fo:text-align="start" style:justify-single-word="false"/>
      <style:text-properties officeooo:paragraph-rsid="0289fb01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 style:parent-style-name="Footer">
      <style:text-properties officeooo:paragraph-rsid="00d4df5c"/>
    </style:style>
    <style:style style:name="MP36" style:family="paragraph" style:parent-style-name="_5f_Header_20_N_20_page_20_impaire_20__28_D_29_">
      <style:paragraph-properties fo:text-align="start" style:justify-single-word="false"/>
    </style:style>
    <style:style style:name="MP37" style:family="paragraph" style:parent-style-name="Footer">
      <style:paragraph-properties fo:text-align="end" style:justify-single-word="false"/>
      <style:text-properties officeooo:paragraph-rsid="00d4df5c"/>
    </style:style>
    <style:style style:name="MP38" style:family="paragraph" style:parent-style-name="Footer">
      <style:paragraph-properties fo:text-align="start" style:justify-single-word="false"/>
      <style:text-properties officeooo:paragraph-rsid="00d4df5c"/>
    </style:style>
    <style:style style:name="MP39" style:family="paragraph" style:parent-style-name="_5f_Header_20_G_20_page_20_impaire_20__28_D_29_">
      <style:text-properties officeooo:paragraph-rsid="01259ec2"/>
    </style:style>
    <style:style style:name="MP40" style:family="paragraph" style:parent-style-name="_5f_Header_20_G_20_page_20_paire_20__28_G_29_">
      <style:text-properties officeooo:paragraph-rsid="00eb2abc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1"><draw:text-box fo:min-height="0.355cm"><text:p text:style-name="MP3"><text:page-number text:select-page="current">1</text:page-number></text:p></draw:text-box></draw:frame><text:p text:style-name="MP4">Angles : NOMMER UN ANGLE </text:p></draw:text-box></draw:frame><draw:g text:anchor-type="paragraph" draw:z-index="391" draw:name="Shape4_275" draw:style-name="Mgr2"><draw:path draw:style-name="Mgr3" draw:text-style-name="MP5" svg:width="0.855cm" svg:height="1.172cm" svg:x="18.371cm" svg:y="-0.175cm" svg:viewBox="0 0 856 1173" svg:d="M856 1173h-856v-991c0-100 79-182 175-182h505c97 0 176 82 176 182z"><text:p/></draw:path></draw:g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9" draw:name="Shape4_184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50" draw:name="Shape4_18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"><draw:line text:anchor-type="paragraph" draw:z-index="34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1"><draw:line text:anchor-type="paragraph" draw:z-index="34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4" draw:name="Shape4_176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9" draw:name="Shape4_180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7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3"><draw:line text:anchor-type="paragraph" draw:z-index="333" draw:name="Shape3_22" draw:style-name="Mgr6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3"><draw:line text:anchor-type="paragraph" draw:z-index="335" draw:name="Shape3_37" draw:style-name="Mgr6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4" draw:name="Shape4_12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6" draw:name="Shape4_13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0" draw:name="Shape4_10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1" draw:name="Shape4_1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9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7" draw:name="Shape4_16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7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3"><draw:line text:anchor-type="paragraph" draw:z-index="325" draw:name="Shape3_5" draw:style-name="Mgr6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3"><draw:line text:anchor-type="paragraph" draw:z-index="326" draw:name="Shape3_6" draw:style-name="Mgr6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2" draw:name="Shape4_78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18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1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5"><draw:line text:anchor-type="paragraph" draw:z-index="318" draw:name="Shape3_4" draw:style-name="Mgr6" draw:text-style-name="MP1" svg:x1="6.842cm" svg:y1="0.431cm" svg:x2="20.496cm" svg:y2="0.36cm"><text:p/></draw:line>Numération</text:p>
      </style:header>
      <style:header-left>
        <text:p text:style-name="MP16"><draw:g text:anchor-type="paragraph" draw:z-index="320" draw:name="Shape4_8" draw:style-name="Mgr7"><draw:path draw:style-name="Mgr4" draw:text-style-name="MP8" svg:width="0.855cm" svg:height="1.172cm" svg:x="18.321cm" svg:y="27.525cm" svg:viewBox="0 0 856 1173" svg:d="M856 1173h-856v-991c0-100 79-182 175-182h505c97 0 176 82 176 182z"><text:p/></draw:path></draw:g><draw:line text:anchor-type="paragraph" draw:z-index="321" draw:name="Shape3_11" draw:style-name="Mgr6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9" draw:name="Shape4_42" draw:style-name="Mgr2"><draw:path draw:style-name="Mgr4" draw:text-style-name="MP8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7" text:outline-level="1"><draw:frame draw:style-name="Mfr3" draw:name="Frame42" text:anchor-type="paragraph" svg:x="10.091cm" svg:y="0.009cm" draw:z-index="0"><draw:text-box fo:min-height="0.499cm" fo:min-width="7.096cm"><text:p text:style-name="MP18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5" draw:name="Shape4_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1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9"><draw:line text:anchor-type="paragraph" draw:z-index="312" draw:name="Shape3_13" draw:style-name="Mgr6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9"><draw:line text:anchor-type="paragraph" draw:z-index="314" draw:name="Shape3_15" draw:style-name="Mgr6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3" draw:name="Shape4_19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9" draw:name="Shape4_24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5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1"><draw:path text:anchor-type="paragraph" draw:z-index="305" draw:name="Shape1_2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306" draw:name="Shape3_10" draw:style-name="Mgr6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1"><draw:path text:anchor-type="paragraph" draw:z-index="307" draw:name="Shape1_10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308" draw:name="Shape3_14" draw:style-name="Mgr6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2" draw:name="Shape4_2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3" draw:name="Shape4_28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4"><draw:path text:anchor-type="paragraph" draw:z-index="297" draw:name="Shape1_4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298" draw:name="Shape3_7" draw:style-name="Mgr6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4"><draw:path text:anchor-type="paragraph" draw:z-index="300" draw:name="Shape1_7" draw:style-name="Mgr8" draw:text-style-name="MP22" svg:width="4.329cm" svg:height="2.238cm" svg:x="-1.8cm" svg:y="-8.982cm" svg:viewBox="0 0 4330 2239" svg:d="M0 2239l3984-288c209-15 363-167 345-342l-170-1609h-4159z"><text:p/></draw:path><draw:line text:anchor-type="paragraph" draw:z-index="301" draw:name="Shape3_8" draw:style-name="Mgr6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9" draw:name="Shape4_26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4" draw:name="Shape4_29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31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6"><draw:line text:anchor-type="paragraph" draw:z-index="291" draw:name="Shape3_24" draw:style-name="Mgr6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6"><draw:line text:anchor-type="paragraph" draw:z-index="293" draw:name="Shape3_28" draw:style-name="Mgr6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2" draw:name="Shape4_3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8" draw:name="Shape4_33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6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8"><draw:line text:anchor-type="paragraph" draw:z-index="285" draw:name="Shape3_9" draw:style-name="Mgr6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8"><draw:line text:anchor-type="paragraph" draw:z-index="287" draw:name="Shape3_25" draw:style-name="Mgr6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6" draw:name="Shape4_34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2" draw:name="Shape4_3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9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4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0"><draw:path text:anchor-type="paragraph" draw:z-index="277" draw:name="Shape1_1" draw:style-name="Mgr8" draw:text-style-name="MP22" svg:width="4.329cm" svg:height="2.238cm" svg:x="-1.5cm" svg:y="-7.401cm" svg:viewBox="0 0 4330 2239" svg:d="M0 2239l3984-288c209-15 363-167 345-342l-170-1609h-4159z"><text:p/></draw:path><draw:line text:anchor-type="paragraph" draw:z-index="278" draw:name="Shape3_2" draw:style-name="Mgr6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30"><draw:path text:anchor-type="paragraph" draw:z-index="280" draw:name="Shape1_8" draw:style-name="Mgr8" draw:text-style-name="MP22" svg:width="4.329cm" svg:height="2.238cm" svg:x="-1.5cm" svg:y="-7.401cm" svg:viewBox="0 0 4330 2239" svg:d="M0 2239l3984-288c209-15 363-167 345-342l-170-1609h-4159z"><text:p/></draw:path><draw:line text:anchor-type="paragraph" draw:z-index="281" draw:name="Shape3_26" draw:style-name="Mgr6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9" draw:name="Shape4_3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4" draw:name="Shape4_41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4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5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2"><draw:path text:anchor-type="paragraph" draw:z-index="271" draw:name="Shape1_5" draw:style-name="Mgr8" draw:text-style-name="MP22" svg:width="4.329cm" svg:height="2.238cm" svg:x="-1.5cm" svg:y="-1.001cm" svg:viewBox="0 0 4330 2239" svg:d="M0 2239l3984-288c209-15 363-167 345-342l-170-1609h-4159z"><text:p/></draw:path><draw:line text:anchor-type="paragraph" draw:z-index="272" draw:name="Shape3_21" draw:style-name="Mgr6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3" draw:name="Shape4_25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line text:anchor-type="paragraph" draw:z-index="266" draw:name="Shape3_12" draw:style-name="Mgr6" draw:text-style-name="MP1" svg:x1="10.308cm" svg:y1="0.388cm" svg:x2="20.496cm" svg:y2="0.36cm"><text:p/></draw:line><draw:path text:anchor-type="paragraph" draw:z-index="267" draw:name="Shape1_6" draw:style-name="Mgr8" draw:text-style-name="MP22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4"><draw:line text:anchor-type="paragraph" draw:z-index="269" draw:name="Shape3_27" draw:style-name="Mgr6" draw:text-style-name="MP1" svg:x1="10.308cm" svg:y1="0.388cm" svg:x2="20.496cm" svg:y2="0.36cm"><text:p/></draw:line><draw:path text:anchor-type="paragraph" draw:z-index="270" draw:name="Shape1_0" draw:style-name="Mgr8" draw:text-style-name="MP22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8" draw:name="Shape4_43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3" draw:name="Shape4_46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4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261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2" draw:name="Shape4_47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9" draw:name="Shape4_50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0" draw:name="Shape4_52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5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6">Calculer : <text:span text:style-name="MT39">Multiplier</text:span> </text:p>
      </style:header>
      <style:header-left>
        <text:p text:style-name="MP36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7" draw:name="Shape4_55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3">calculer</text:span><text:span text:style-name="MT38"> : </text:span><text:span text:style-name="MT40">Multiplier</text:span></text:p></draw:text-box></draw:frame><draw:g text:anchor-type="paragraph" draw:z-index="258" draw:name="Shape4_262" draw:style-name="Mgr2"><draw:path draw:style-name="Mgr4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4" draw:name="Shape4_54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57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2" draw:name="Shape4_56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3">calculer</text:span><text:span text:style-name="MT38"> : </text:span><text:span text:style-name="MT43">diviser</text:span></text:p></draw:text-box></draw:frame><draw:g text:anchor-type="paragraph" draw:z-index="253" draw:name="Shape4_60" draw:style-name="Mgr2"><draw:path draw:style-name="Mgr4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9"><text:span text:style-name="MT44">G</text:span>éométrie plane : Parallèles, perpendiculaires,<text:line-break/> distances</text:p>
      </style:header>
      <style:header-left>
        <text:p text:style-name="MP40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0" draw:name="Shape4_59" draw:style-name="Mgr2"><draw:path draw:style-name="Mgr3" draw:text-style-name="MP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1" draw:name="Shape4_62" draw:style-name="Mgr2"><draw:path draw:style-name="Mgr3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8" draw:name="Shape4_61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3">calculer</text:span><text:span text:style-name="MT38"> : </text:span><text:span text:style-name="MT53">critères de divisibilité</text:span></text:p></draw:text-box></draw:frame><draw:g text:anchor-type="paragraph" draw:z-index="249" draw:name="Shape4_65" draw:style-name="Mgr2"><draw:path draw:style-name="Mgr4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5" draw:name="Shape4_64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80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4" draw:name="Shape4_79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1" draw:name="Shape4_11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118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26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9" draw:name="Shape4_6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23">calculer</text:span><text:span text:style-name="MT38"> : </text:span><text:span text:style-name="MT57">priorités opératoires</text:span></text:p></draw:text-box></draw:frame><draw:g text:anchor-type="paragraph" draw:z-index="240" draw:name="Shape4_69" draw:style-name="Mgr2"><draw:path draw:style-name="Mgr4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6" draw:name="Shape4_6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76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7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3" draw:name="Shape4_63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3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1" draw:name="Shape4_82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2" draw:name="Shape4_97" draw:style-name="Mgr2"><draw:path draw:style-name="Mgr4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8" draw:name="Shape4_70" draw:style-name="Mgr2"><draw:path draw:style-name="Mgr5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9" draw:name="Shape4_90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91" draw:style-name="Mgr2"><draw:path draw:style-name="Mgr5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6" draw:name="Shape4_11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7" draw:name="Shape4_6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3" draw:name="Shape4_85" draw:style-name="Mgr2"><draw:path draw:style-name="Mgr5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4" draw:name="Shape4_75" draw:style-name="Mgr2"><draw:path draw:style-name="Mgr5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74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1" draw:name="Shape4_7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2" draw:name="Shape4_7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2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17" draw:name="Shape4_103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8" draw:name="Shape4_10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105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5" draw:name="Shape4_8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6" draw:name="Shape4_87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3" draw:name="Shape4_73" draw:style-name="Mgr2"><draw:path draw:style-name="Mgr5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4" draw:name="Shape4_88" draw:style-name="Mgr2"><draw:path draw:style-name="Mgr5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1" draw:name="Shape4_9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2" draw:name="Shape4_99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9" draw:name="Shape4_100" draw:style-name="Mgr2"><draw:path draw:style-name="Mgr5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10" draw:name="Shape4_112" draw:style-name="Mgr2"><draw:path draw:style-name="Mgr5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6" draw:name="Shape4_93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101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0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3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4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5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0" draw:name="Shape4_113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1" draw:name="Shape4_11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15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5" draw:name="Shape4_84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2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259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94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89" draw:name="Shape4_108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0" draw:name="Shape4_120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91">Volume</text:span><text:span text:style-name="MT4"> </text:span></text:p></draw:text-box></draw:frame><draw:g text:anchor-type="paragraph" draw:z-index="186" draw:name="Shape4_145" draw:style-name="Mgr2"><draw:path draw:style-name="Mgr4" draw:text-style-name="MP8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83" draw:name="Shape4_12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4" draw:name="Shape4_6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85" draw:name="Shape4_126" draw:style-name="Mgr2"><draw:path draw:style-name="Mgr4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6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longueurs</text:span><text:span text:style-name="MT4"> </text:span></text:p></draw:text-box></draw:frame><draw:g text:anchor-type="paragraph" draw:z-index="180" draw:name="Shape4_123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12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5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94">masses</text:span><text:span text:style-name="MT4"> </text:span></text:p></draw:text-box></draw:frame><draw:g text:anchor-type="paragraph" draw:z-index="177" draw:name="Shape4_92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19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95">Masses</text:span><text:span text:style-name="MT4"> </text:span></text:p></draw:text-box></draw:frame><draw:g text:anchor-type="paragraph" draw:z-index="174" draw:name="Shape4_2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75" draw:name="Shape4_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6" draw:name="Shape4_129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99">capacités</text:span><text:span text:style-name="MT4"> </text:span></text:p></draw:text-box></draw:frame><draw:g text:anchor-type="paragraph" draw:z-index="171" draw:name="Shape4_0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3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01">Capacités</text:span><text:span text:style-name="MT4"> </text:span></text:p></draw:text-box></draw:frame><draw:g text:anchor-type="paragraph" draw:z-index="170" draw:name="Shape4_1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7" draw:name="Shape4_132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3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34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5" draw:name="Shape4_13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6" draw:name="Shape4_136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6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62" draw:name="Shape4_13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3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9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10">vitesse</text:span><text:span text:style-name="MT4"> </text:span></text:p></draw:text-box></draw:frame><draw:g text:anchor-type="paragraph" draw:z-index="160" draw:name="Shape4_140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1" draw:name="Shape4_141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12">aires</text:span></text:p></draw:text-box></draw:frame><draw:g text:anchor-type="paragraph" draw:z-index="157" draw:name="Shape4_142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43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4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6" draw:name="Shape4_256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6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14">problèmes</text:span></text:p></draw:text-box></draw:frame><draw:g text:anchor-type="paragraph" draw:z-index="154" draw:name="Shape4_153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5">Conversions d’unités </text:span><text:span text:style-name="MT4">: </text:span><text:span text:style-name="MT115">problèmes</text:span></text:p></draw:text-box></draw:frame><draw:g text:anchor-type="paragraph" draw:z-index="155" draw:name="Shape4_177" draw:style-name="Mgr2"><draw:path draw:style-name="Mgr4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0">Conversions d’unités : </text:span><text:span text:style-name="MT114">problèmes</text:span></text:p></draw:text-box></draw:frame><draw:g text:anchor-type="paragraph" draw:z-index="152" draw:name="Shape4_14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53" draw:name="Shape4_148" draw:style-name="Mgr2"><draw:path draw:style-name="Mgr4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49" draw:name="Shape4_149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5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56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6" draw:name="Shape4_216" draw:style-name="Mgr2"><draw:path draw:style-name="Mgr3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7" draw:name="Shape4_21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5">vocabulaire</text:span></text:p></draw:text-box></draw:frame><draw:g text:anchor-type="paragraph" draw:z-index="144" draw:name="Shape4_21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5">vocabulaire</text:span></text:p></draw:text-box></draw:frame><draw:g text:anchor-type="paragraph" draw:z-index="145" draw:name="Shape4_214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42" draw:name="Shape4_211" draw:style-name="Mgr2"><draw:path draw:style-name="Mgr3" draw:text-style-name="MP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43" draw:name="Shape4_212" draw:style-name="Mgr2"><draw:path draw:style-name="Mgr3" draw:text-style-name="MP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6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5">vocabulaire</text:span></text:p></draw:text-box></draw:frame><draw:g text:anchor-type="paragraph" draw:z-index="140" draw:name="Shape4_20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5">vocabulaire</text:span></text:p></draw:text-box></draw:frame><draw:g text:anchor-type="paragraph" draw:z-index="141" draw:name="Shape4_210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8" draw:name="Shape4_20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9" draw:name="Shape4_206" draw:style-name="Mgr2"><draw:path draw:style-name="Mgr3" draw:text-style-name="MP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6" draw:name="Shape4_20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7" draw:name="Shape4_154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4" draw:name="Shape4_15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5" draw:name="Shape4_15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2" draw:name="Shape4_15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3" draw:name="Shape4_160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0" draw:name="Shape4_20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1" draw:name="Shape4_20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8" draw:name="Shape4_2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9" draw:name="Shape4_201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6" draw:name="Shape4_19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7" draw:name="Shape4_19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Repères du plan : Se </text:span><text:span text:style-name="MT140">déplacer</text:span></text:p></draw:text-box></draw:frame><draw:g text:anchor-type="paragraph" draw:z-index="124" draw:name="Shape4_192" draw:style-name="Mgr2"><draw:path draw:style-name="Mgr3" draw:text-style-name="MP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25" draw:name="Shape4_193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2" draw:name="Shape4_19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3" draw:name="Shape4_19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20" draw:name="Shape4_16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21" draw:name="Shape4_189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12" draw:name="Shape7_8" draw:style-name="Mgr9" draw:text-style-name="MP1" svg:x1="9.042cm" svg:y1="0.36cm" svg:x2="20.461cm" svg:y2="0.36cm"><text:p/></draw:line><draw:path text:anchor-type="paragraph" draw:z-index="11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4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>
      <style:header-left>
        <text:p text:style-name="MP80"><draw:line text:anchor-type="paragraph" draw:z-index="116" draw:name="Shape7_9" draw:style-name="Mgr9" draw:text-style-name="MP1" svg:x1="9.042cm" svg:y1="0.36cm" svg:x2="20.461cm" svg:y2="0.36cm"><text:p/></draw:line><draw:path text:anchor-type="paragraph" draw:z-index="11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-left>
      <style:footer>
        <text:p text:style-name="MP6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8" draw:name="Shape4_181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9" draw:name="Shape4_18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83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4" draw:name="Shape4_166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5" draw:name="Shape4_16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6" draw:name="Shape4_168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1" draw:name="Shape4_170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171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7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9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4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95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9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423732775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3438466103334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9" draw:name="Shape4_19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0" draw:name="Shape4_197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6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7" draw:name="Shape4_19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8" draw:name="Shape4_19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83" draw:name="Shape4_162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4" draw:name="Shape4_16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64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80" draw:name="Shape4_207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1" draw:name="Shape4_20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215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6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7" draw:name="Shape10_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6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8" draw:name="Shape10_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5" draw:name="Shape4_2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6" draw:name="Shape4_22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71" draw:name="Shape9" draw:style-name="Mgr1" draw:text-style-name="MP1" svg:x1="11.559cm" svg:y1="0.36cm" svg:x2="20.5cm" svg:y2="0.36cm"><text:p/></draw:line><draw:frame text:anchor-type="paragraph" draw:z-index="7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path text:anchor-type="paragraph" draw:z-index="7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4" draw:name="Shape1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70" draw:name="Shape4_22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6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9" draw:name="Shape4_222" draw:style-name="Mgr2"><draw:path draw:style-name="Mgr3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6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7" draw:name="Shape4_22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8" draw:name="Shape4_22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6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5" draw:name="Shape10_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6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6" draw:name="Shape10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4" draw:name="Shape4_22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62" draw:name="Shape4_25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6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63" draw:name="Shape4_255" draw:style-name="Mgr2"><draw:path draw:style-name="Mgr3" draw:text-style-name="MP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0" draw:name="Shape4_2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" draw:name="Shape4_253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6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8" draw:name="Shape4_22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6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9" draw:name="Shape4_25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6" draw:name="Shape4_2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7" draw:name="Shape4_251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4" draw:name="Shape4_22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6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5" draw:name="Shape4_25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2" draw:name="Shape4_2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3" draw:name="Shape4_249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0" draw:name="Shape4_2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" draw:name="Shape4_247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8" draw:name="Shape4_24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6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9" draw:name="Shape4_24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9" draw:name="Shape4_2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7" draw:name="Shape4_243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8" draw:name="Shape4_2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3" draw:name="Shape4_239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6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6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6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6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3" draw:text-style-name="MP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6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6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51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53" draw:name="Shape4_269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54" draw:name="Shape4_270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2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56" draw:name="Shape4_272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57" draw:name="Shape4_273" draw:style-name="Mgr2"><draw:path draw:style-name="Mgr5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58" draw:name="Shape4_2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9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0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61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2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8H15M26S</meta:editing-duration>
    <meta:editing-cycles>378</meta:editing-cycles>
    <meta:generator>LibreOffice/7.1.4.2$Linux_X86_64 LibreOffice_project/a529a4fab45b75fefc5b6226684193eb000654f6</meta:generator>
    <dc:date>2021-09-05T17:34:35.046176755</dc:date>
    <meta:document-statistic meta:table-count="1" meta:image-count="0" meta:object-count="27" meta:page-count="1" meta:paragraph-count="819" meta:word-count="2876" meta:character-count="18817" meta:non-whitespace-character-count="16356"/>
    <meta:template xlink:type="simple" xlink:actuate="onRequest" xlink:title="cahier" xlink:href="../../../../../.config/libreoffice/4/user/template/cahier1.ott" meta:date="2020-12-06T13:39:28.654371443"/>
  </office:meta>
</office:document-meta>
</file>

<file path=Object 1/content.xml><?xml version="1.0" encoding="utf-8"?>
<math xmlns="http://www.w3.org/1998/Math/MathML" display="block">
  <semantics>
    <mover accent="true">
      <mi>BAC</mi>
      <mo stretchy="true">^</mo>
    </mover>
    <annotation encoding="StarMath 5.0">widehat {BAC}</annotation>
  </semantics>
</math>
</file>

<file path=Object 10/content.xml><?xml version="1.0" encoding="utf-8"?>
<math xmlns="http://www.w3.org/1998/Math/MathML" display="block">
  <semantics>
    <mover accent="true">
      <mrow>
        <mstyle mathsize="11pt">
          <mi>z</mi>
        </mstyle>
        <mtext>O</mtext>
        <mstyle mathsize="11pt">
          <mi>x</mi>
        </mstyle>
      </mrow>
      <mo stretchy="true">^</mo>
    </mover>
    <annotation encoding="StarMath 5.0">widehat{ size 11{z}"O" size 11{x} }</annotation>
  </semantics>
</math>
</file>

<file path=Object 11/content.xml><?xml version="1.0" encoding="utf-8"?>
<math xmlns="http://www.w3.org/1998/Math/MathML" display="block">
  <semantics>
    <mover accent="true">
      <mrow>
        <mstyle mathsize="11pt">
          <mi>x</mi>
        </mstyle>
        <mtext>O</mtext>
        <mstyle mathsize="11pt">
          <mi>w</mi>
        </mstyle>
      </mrow>
      <mo stretchy="true">^</mo>
    </mover>
    <annotation encoding="StarMath 5.0">widehat{ size 11{x}"O" size 11{w} }</annotation>
  </semantics>
</math>
</file>

<file path=Object 12/content.xml><?xml version="1.0" encoding="utf-8"?>
<math xmlns="http://www.w3.org/1998/Math/MathML" display="block">
  <semantics>
    <mover accent="true">
      <mrow>
        <mi>p</mi>
        <mtext>B</mtext>
        <mi>m</mi>
      </mrow>
      <mo stretchy="true">^</mo>
    </mover>
    <annotation encoding="StarMath 5.0">widehat {p"B"m}</annotation>
  </semantics>
</math>
</file>

<file path=Object 13/content.xml><?xml version="1.0" encoding="utf-8"?>
<math xmlns="http://www.w3.org/1998/Math/MathML" display="block">
  <semantics>
    <mover accent="true">
      <mrow>
        <mi>m</mi>
        <mtext>A</mtext>
        <mi>s</mi>
      </mrow>
      <mo stretchy="true">^</mo>
    </mover>
    <annotation encoding="StarMath 5.0">widehat {m"A"s} </annotation>
  </semantics>
</math>
</file>

<file path=Object 14/content.xml><?xml version="1.0" encoding="utf-8"?>
<math xmlns="http://www.w3.org/1998/Math/MathML" display="block">
  <semantics>
    <mover accent="true">
      <mrow>
        <mi>n</mi>
        <mtext>F</mtext>
        <mi>s</mi>
      </mrow>
      <mo stretchy="true">^</mo>
    </mover>
    <annotation encoding="StarMath 5.0">widehat {n"F"s}</annotation>
  </semantics>
</math>
</file>

<file path=Object 15/content.xml><?xml version="1.0" encoding="utf-8"?>
<math xmlns="http://www.w3.org/1998/Math/MathML" display="block">
  <semantics>
    <mover accent="true">
      <mrow>
        <mi>y</mi>
        <mtext>H</mtext>
        <mi>x</mi>
      </mrow>
      <mo stretchy="true">^</mo>
    </mover>
    <annotation encoding="StarMath 5.0">widehat {y"H"x} </annotation>
  </semantics>
</math>
</file>

<file path=Object 16/content.xml><?xml version="1.0" encoding="utf-8"?>
<math xmlns="http://www.w3.org/1998/Math/MathML" display="block">
  <semantics>
    <mover accent="true">
      <mrow>
        <mi>m</mi>
        <mtext>H</mtext>
        <mi>q</mi>
      </mrow>
      <mo stretchy="true">^</mo>
    </mover>
    <annotation encoding="StarMath 5.0">widehat {m"H"q}</annotation>
  </semantics>
</math>
</file>

<file path=Object 17/content.xml><?xml version="1.0" encoding="utf-8"?>
<math xmlns="http://www.w3.org/1998/Math/MathML" display="block">
  <semantics>
    <mover accent="true">
      <mi>EDF</mi>
      <mo stretchy="true">^</mo>
    </mover>
    <annotation encoding="StarMath 5.0">widehat {EDF}</annotation>
  </semantics>
</math>
</file>

<file path=Object 2/content.xml><?xml version="1.0" encoding="utf-8"?>
<math xmlns="http://www.w3.org/1998/Math/MathML" display="block">
  <semantics>
    <mover accent="true">
      <mi>FGH</mi>
      <mo stretchy="true">^</mo>
    </mover>
    <annotation encoding="StarMath 5.0">widehat {FGH}</annotation>
  </semantics>
</math>
</file>

<file path=Object 23/content.xml><?xml version="1.0" encoding="utf-8"?>
<math xmlns="http://www.w3.org/1998/Math/MathML" display="block">
  <semantics>
    <mrow>
      <mover accent="true">
        <mtext>STA</mtext>
        <mo stretchy="true">^</mo>
      </mover>
      <mi>;</mi>
      <mover accent="true">
        <mtext>STI</mtext>
        <mo stretchy="true">^</mo>
      </mover>
      <mi>;</mi>
      <mover accent="true">
        <mtext>ATS</mtext>
        <mo stretchy="true">^</mo>
      </mover>
      <mi>;</mi>
      <mover accent="true">
        <mtext>ITS</mtext>
        <mo stretchy="true">^</mo>
      </mover>
    </mrow>
    <annotation encoding="StarMath 5.0">widehat {"STA"} ; widehat {"STI"} ; widehat {"ATS"} ; widehat {"ITS"}</annotation>
  </semantics>
</math>
</file>

<file path=Object 24/content.xml><?xml version="1.0" encoding="utf-8"?>
<math xmlns="http://www.w3.org/1998/Math/MathML" display="block">
  <semantics>
    <mrow>
      <mover accent="true">
        <mtext>TAR</mtext>
        <mo stretchy="true">^</mo>
      </mover>
      <mi>;</mi>
      <mover accent="true">
        <mtext>RAT</mtext>
        <mo stretchy="true">^</mo>
      </mover>
    </mrow>
    <annotation encoding="StarMath 5.0">widehat {"TAR"} ; widehat {"RAT"}</annotation>
  </semantics>
</math>
</file>

<file path=Object 25/content.xml><?xml version="1.0" encoding="utf-8"?>
<math xmlns="http://www.w3.org/1998/Math/MathML" display="block">
  <semantics>
    <mrow>
      <mover accent="true">
        <mtext>API</mtext>
        <mo stretchy="true">^</mo>
      </mover>
      <mi>;</mi>
      <mover accent="true">
        <mtext>RPI</mtext>
        <mo stretchy="true">^</mo>
      </mover>
      <mi>;</mi>
      <mover accent="true">
        <mtext>IPA</mtext>
        <mo stretchy="true">^</mo>
      </mover>
      <mi>;</mi>
      <mover accent="true">
        <mtext>IPR</mtext>
        <mo stretchy="true">^</mo>
      </mover>
    </mrow>
    <annotation encoding="StarMath 5.0">widehat {"API"} ; widehat {"RPI"} ; widehat {"IPA"} ; widehat {"IPR"}</annotation>
  </semantics>
</math>
</file>

<file path=Object 26/content.xml><?xml version="1.0" encoding="utf-8"?>
<math xmlns="http://www.w3.org/1998/Math/MathML" display="block">
  <semantics>
    <mrow>
      <mrow>
        <mover accent="true">
          <mtext>PIA</mtext>
          <mo stretchy="true">^</mo>
        </mover>
        <mo stretchy="false">=</mo>
        <mover accent="true">
          <mtext>PIT</mtext>
          <mo stretchy="true">^</mo>
        </mover>
      </mrow>
      <mi>;</mi>
      <mrow>
        <mover accent="true">
          <mtext>AIR</mtext>
          <mo stretchy="true">^</mo>
        </mover>
        <mo stretchy="false">=</mo>
        <mover accent="true">
          <mtext>AIS</mtext>
          <mo stretchy="true">^</mo>
        </mover>
        <mo stretchy="false">=</mo>
        <mover accent="true">
          <mtext>TIR</mtext>
          <mo stretchy="true">^</mo>
        </mover>
        <mo stretchy="false">=</mo>
        <mover accent="true">
          <mtext>TIS</mtext>
          <mo stretchy="true">^</mo>
        </mover>
      </mrow>
      <mi>;</mi>
      <mrow>
        <mover accent="true">
          <mtext>PIR</mtext>
          <mo stretchy="true">^</mo>
        </mover>
        <mo stretchy="false">=</mo>
        <mover accent="true">
          <mtext>PIS</mtext>
          <mo stretchy="true">^</mo>
        </mover>
      </mrow>
    </mrow>
    <annotation encoding="StarMath 5.0">widehat {"PIA"} = widehat {"PIT"} ; widehat {"AIR"} = widehat {"AIS"} = widehat {"TIR"} = widehat {"TIS"} ; widehat {"PIR"} = widehat {"PIS"}</annotation>
  </semantics>
</math>
</file>

<file path=Object 27/content.xml><?xml version="1.0" encoding="utf-8"?>
<math xmlns="http://www.w3.org/1998/Math/MathML" display="block">
  <semantics>
    <mover accent="true">
      <mrow>
        <mi>q</mi>
        <mtext>E</mtext>
        <mi>n</mi>
      </mrow>
      <mo stretchy="true">^</mo>
    </mover>
    <annotation encoding="StarMath 5.0">widehat {q"E"n}</annotation>
  </semantics>
</math>
</file>

<file path=Object 28/content.xml><?xml version="1.0" encoding="utf-8"?>
<math xmlns="http://www.w3.org/1998/Math/MathML" display="block">
  <semantics>
    <mover accent="true">
      <mi>EDG</mi>
      <mo stretchy="true">^</mo>
    </mover>
    <annotation encoding="StarMath 5.0">widehat {EDG}</annotation>
  </semantics>
</math>
</file>

<file path=Object 29/content.xml><?xml version="1.0" encoding="utf-8"?>
<math xmlns="http://www.w3.org/1998/Math/MathML" display="block">
  <semantics>
    <mover accent="true">
      <mtext>EFA</mtext>
      <mo stretchy="true">^</mo>
    </mover>
    <annotation encoding="StarMath 5.0">widehat{ "EFA" }</annotation>
  </semantics>
</math>
</file>

<file path=Object 3/content.xml><?xml version="1.0" encoding="utf-8"?>
<math xmlns="http://www.w3.org/1998/Math/MathML" display="block">
  <semantics>
    <mover accent="true">
      <mi>LJK</mi>
      <mo stretchy="true">^</mo>
    </mover>
    <annotation encoding="StarMath 5.0">widehat {LJK}</annotation>
  </semantics>
</math>
</file>

<file path=Object 30/content.xml><?xml version="1.0" encoding="utf-8"?>
<math xmlns="http://www.w3.org/1998/Math/MathML" display="block">
  <semantics>
    <mover accent="true">
      <mtext>EAF</mtext>
      <mo stretchy="true">^</mo>
    </mover>
    <annotation encoding="StarMath 5.0">widehat{ "EAF" }</annotation>
  </semantics>
</math>
</file>

<file path=Object 31/content.xml><?xml version="1.0" encoding="utf-8"?>
<math xmlns="http://www.w3.org/1998/Math/MathML" display="block">
  <semantics>
    <mover accent="true">
      <mtext>MAE</mtext>
      <mo stretchy="true">^</mo>
    </mover>
    <annotation encoding="StarMath 5.0">widehat{ "MAE" }</annotation>
  </semantics>
</math>
</file>

<file path=Object 32/content.xml><?xml version="1.0" encoding="utf-8"?>
<math xmlns="http://www.w3.org/1998/Math/MathML" display="block">
  <semantics>
    <mover accent="true">
      <mtext>MEA</mtext>
      <mo stretchy="true">^</mo>
    </mover>
    <annotation encoding="StarMath 5.0">widehat{ "MEA" }</annotation>
  </semantics>
</math>
</file>

<file path=Object 4/content.xml><?xml version="1.0" encoding="utf-8"?>
<math xmlns="http://www.w3.org/1998/Math/MathML" display="block">
  <semantics>
    <mover accent="true">
      <mi>LKJ</mi>
      <mo stretchy="true">^</mo>
    </mover>
    <annotation encoding="StarMath 5.0">widehat {LKJ}</annotation>
  </semantics>
</math>
</file>

<file path=Object 5/content.xml><?xml version="1.0" encoding="utf-8"?>
<math xmlns="http://www.w3.org/1998/Math/MathML" display="block">
  <semantics>
    <mover accent="true">
      <mi>JLK</mi>
      <mo stretchy="true">^</mo>
    </mover>
    <annotation encoding="StarMath 5.0">widehat {JLK}</annotation>
  </semantics>
</math>
</file>

<file path=Object 6/content.xml><?xml version="1.0" encoding="utf-8"?>
<math xmlns="http://www.w3.org/1998/Math/MathML" display="block">
  <semantics>
    <mover accent="true">
      <mtext>FEA</mtext>
      <mo stretchy="true">^</mo>
    </mover>
    <annotation encoding="StarMath 5.0">widehat{ "FEA" }</annotation>
  </semantics>
</math>
</file>

<file path=Object 7/content.xml><?xml version="1.0" encoding="utf-8"?>
<math xmlns="http://www.w3.org/1998/Math/MathML" display="block">
  <semantics>
    <mover accent="true">
      <mrow>
        <mi>p</mi>
        <mtext>C</mtext>
        <mi>n</mi>
      </mrow>
      <mo stretchy="true">^</mo>
    </mover>
    <annotation encoding="StarMath 5.0">widehat {p "C" n}</annotation>
  </semantics>
</math>
</file>

<file path=Object 8/content.xml><?xml version="1.0" encoding="utf-8"?>
<math xmlns="http://www.w3.org/1998/Math/MathML" display="block">
  <semantics>
    <mover accent="true">
      <mrow>
        <mstyle mathsize="11pt">
          <mi>t</mi>
        </mstyle>
        <mtext>O</mtext>
        <mstyle mathsize="11pt">
          <mi>x</mi>
        </mstyle>
      </mrow>
      <mo stretchy="true">^</mo>
    </mover>
    <annotation encoding="StarMath 5.0">widehat{ size 11{t}"O" size 11{x} }</annotation>
  </semantics>
</math>
</file>

<file path=Object 9/content.xml><?xml version="1.0" encoding="utf-8"?>
<math xmlns="http://www.w3.org/1998/Math/MathML" display="block">
  <semantics>
    <mover accent="true">
      <mrow>
        <mstyle mathsize="11pt">
          <mi>y</mi>
        </mstyle>
        <mtext>O</mtext>
        <mstyle mathsize="11pt">
          <mi>u</mi>
        </mstyle>
      </mrow>
      <mo stretchy="true">^</mo>
    </mover>
    <annotation encoding="StarMath 5.0">widehat{ size 11{y}"O" size 11{u} }</annotation>
  </semantics>
</math>
</file>